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58.75pt" svg:y="81.16pt">
            <loext:p draw:notify-on-update-of-ranges="Sheet1.D7:Sheet1.D7 Sheet1.D8:Sheet1.D200 Sheet1.E7:Sheet1.E7 Sheet1.E8:Sheet1.E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1012" table:default-cell-style-name="Default"/>
        <table:table-row table:style-name="ro1">
          <table:table-cell office:value-type="string" calcext:value-type="string">
            <text:p>P Gain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 Gai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 Gain</text:p>
          </table:table-cell>
          <table:table-cell office:value-type="float" office:value="-0.04" calcext:value-type="float">
            <text:p>-0.04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urrent Time (s)</text:p>
          </table:table-cell>
          <table:table-cell table:style-name="ce1" office:value-type="string" calcext:value-type="string">
            <text:p>Time Delta (s)</text:p>
          </table:table-cell>
          <table:table-cell table:style-name="ce1" office:value-type="string" calcext:value-type="string">
            <text:p>Command Signal</text:p>
          </table:table-cell>
          <table:table-cell table:style-name="ce1" office:value-type="string" calcext:value-type="string">
            <text:p>Input Sign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rm P</text:p>
          </table:table-cell>
          <table:table-cell table:style-name="ce1" office:value-type="string" calcext:value-type="string">
            <text:p>Integral Error</text:p>
          </table:table-cell>
          <table:table-cell table:style-name="ce1" office:value-type="string" calcext:value-type="string">
            <text:p>Term I</text:p>
          </table:table-cell>
          <table:table-cell table:style-name="ce1" office:value-type="string" calcext:value-type="string">
            <text:p>Dev Error</text:p>
          </table:table-cell>
          <table:table-cell table:style-name="ce1" office:value-type="string" calcext:value-type="string">
            <text:p>Term D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]-[.E8]" office:value-type="float" office:value="1500" calcext:value-type="float">
            <text:p>1500</text:p>
          </table:table-cell>
          <table:table-cell table:formula="of:=[.$B$1]*[.F8]" office:value-type="float" office:value="150" calcext:value-type="float">
            <text:p>150</text:p>
          </table:table-cell>
          <table:table-cell table:formula="of:=[.F8]*[.C8]" office:value-type="float" office:value="150" calcext:value-type="float">
            <text:p>150</text:p>
          </table:table-cell>
          <table:table-cell table:formula="of:=[.$B$2]*[.H8]" office:value-type="float" office:value="450" calcext:value-type="float">
            <text:p>450</text:p>
          </table:table-cell>
          <table:table-cell table:formula="of:=0" office:value-type="float" office:value="0" calcext:value-type="float">
            <text:p>0</text:p>
          </table:table-cell>
          <table:table-cell table:formula="of:=[.$B$3]*[.J8]" office:value-type="float" office:value="-0" calcext:value-type="float">
            <text:p>0</text:p>
          </table:table-cell>
          <table:table-cell table:formula="of:=[.G8]+[.I8]+[.K8]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C8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]+[.L8]" office:value-type="float" office:value="1100" calcext:value-type="float">
            <text:p>1100</text:p>
          </table:table-cell>
          <table:table-cell table:formula="of:=[.D9]-[.E9]" office:value-type="float" office:value="900" calcext:value-type="float">
            <text:p>900</text:p>
          </table:table-cell>
          <table:table-cell table:formula="of:=[.$B$1]*[.F9]" office:value-type="float" office:value="90" calcext:value-type="float">
            <text:p>90</text:p>
          </table:table-cell>
          <table:table-cell table:formula="of:=([.H8]+[.F9])*[.C9]" office:value-type="float" office:value="105" calcext:value-type="float">
            <text:p>105</text:p>
          </table:table-cell>
          <table:table-cell table:formula="of:=[.$B$2]*[.H9]" office:value-type="float" office:value="315" calcext:value-type="float">
            <text:p>315</text:p>
          </table:table-cell>
          <table:table-cell table:formula="of:=([.F9]-[.F8])/[.C9]" office:value-type="float" office:value="-6000" calcext:value-type="float">
            <text:p>-6000</text:p>
          </table:table-cell>
          <table:table-cell table:formula="of:=[.$B$3]*[.J9]" office:value-type="float" office:value="240" calcext:value-type="float">
            <text:p>240</text:p>
          </table:table-cell>
          <table:table-cell table:formula="of:=[.G9]+[.I9]+[.K9]" office:value-type="float" office:value="645" calcext:value-type="float">
            <text:p>64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+[.C9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]+[.L9]" office:value-type="float" office:value="1745" calcext:value-type="float">
            <text:p>1745</text:p>
          </table:table-cell>
          <table:table-cell table:formula="of:=[.D10]-[.E10]" office:value-type="float" office:value="255" calcext:value-type="float">
            <text:p>255</text:p>
          </table:table-cell>
          <table:table-cell table:formula="of:=[.$B$1]*[.F10]" office:value-type="float" office:value="25.5" calcext:value-type="float">
            <text:p>25.5</text:p>
          </table:table-cell>
          <table:table-cell table:formula="of:=([.H9]+[.F10])*[.C10]" office:value-type="float" office:value="36" calcext:value-type="float">
            <text:p>36</text:p>
          </table:table-cell>
          <table:table-cell table:formula="of:=[.$B$2]*[.H10]" office:value-type="float" office:value="108" calcext:value-type="float">
            <text:p>108</text:p>
          </table:table-cell>
          <table:table-cell table:formula="of:=([.F10]-[.F9])/[.C10]" office:value-type="float" office:value="-6450" calcext:value-type="float">
            <text:p>-6450</text:p>
          </table:table-cell>
          <table:table-cell table:formula="of:=[.$B$3]*[.J10]" office:value-type="float" office:value="258" calcext:value-type="float">
            <text:p>258</text:p>
          </table:table-cell>
          <table:table-cell table:formula="of:=[.G10]+[.I10]+[.K10]" office:value-type="float" office:value="391.5" calcext:value-type="float">
            <text:p>391.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+[.C10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]+[.L10]" office:value-type="float" office:value="2136.5" calcext:value-type="float">
            <text:p>2136.5</text:p>
          </table:table-cell>
          <table:table-cell table:formula="of:=[.D11]-[.E11]" office:value-type="float" office:value="-136.5" calcext:value-type="float">
            <text:p>-136.5</text:p>
          </table:table-cell>
          <table:table-cell table:formula="of:=[.$B$1]*[.F11]" office:value-type="float" office:value="-13.65" calcext:value-type="float">
            <text:p>-13.65</text:p>
          </table:table-cell>
          <table:table-cell table:formula="of:=([.H10]+[.F11])*[.C11]" office:value-type="float" office:value="-10.05" calcext:value-type="float">
            <text:p>-10.05</text:p>
          </table:table-cell>
          <table:table-cell table:formula="of:=[.$B$2]*[.H11]" office:value-type="float" office:value="-30.15" calcext:value-type="float">
            <text:p>-30.15</text:p>
          </table:table-cell>
          <table:table-cell table:formula="of:=([.F11]-[.F10])/[.C11]" office:value-type="float" office:value="-3915" calcext:value-type="float">
            <text:p>-3915</text:p>
          </table:table-cell>
          <table:table-cell table:formula="of:=[.$B$3]*[.J11]" office:value-type="float" office:value="156.6" calcext:value-type="float">
            <text:p>156.6</text:p>
          </table:table-cell>
          <table:table-cell table:formula="of:=[.G11]+[.I11]+[.K11]" office:value-type="float" office:value="112.8" calcext:value-type="float">
            <text:p>112.8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+[.C11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1]+[.L11]" office:value-type="float" office:value="2249.3" calcext:value-type="float">
            <text:p>2249.3</text:p>
          </table:table-cell>
          <table:table-cell table:formula="of:=[.D12]-[.E12]" office:value-type="float" office:value="-249.3" calcext:value-type="float">
            <text:p>-249.3</text:p>
          </table:table-cell>
          <table:table-cell table:formula="of:=[.$B$1]*[.F12]" office:value-type="float" office:value="-24.93" calcext:value-type="float">
            <text:p>-24.93</text:p>
          </table:table-cell>
          <table:table-cell table:formula="of:=([.H11]+[.F12])*[.C12]" office:value-type="float" office:value="-25.935" calcext:value-type="float">
            <text:p>-25.935</text:p>
          </table:table-cell>
          <table:table-cell table:formula="of:=[.$B$2]*[.H12]" office:value-type="float" office:value="-77.8050000000001" calcext:value-type="float">
            <text:p>-77.805</text:p>
          </table:table-cell>
          <table:table-cell table:formula="of:=([.F12]-[.F11])/[.C12]" office:value-type="float" office:value="-1128" calcext:value-type="float">
            <text:p>-1128</text:p>
          </table:table-cell>
          <table:table-cell table:formula="of:=[.$B$3]*[.J12]" office:value-type="float" office:value="45.1200000000001" calcext:value-type="float">
            <text:p>45.12</text:p>
          </table:table-cell>
          <table:table-cell table:formula="of:=[.G12]+[.I12]+[.K12]" office:value-type="float" office:value="-57.615" calcext:value-type="float">
            <text:p>-57.61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2]+[.C12]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2]+[.L12]" office:value-type="float" office:value="2191.685" calcext:value-type="float">
            <text:p>2191.685</text:p>
          </table:table-cell>
          <table:table-cell table:formula="of:=[.D13]-[.E13]" office:value-type="float" office:value="-191.685" calcext:value-type="float">
            <text:p>-191.685</text:p>
          </table:table-cell>
          <table:table-cell table:formula="of:=[.$B$1]*[.F13]" office:value-type="float" office:value="-19.1685" calcext:value-type="float">
            <text:p>-19.1685</text:p>
          </table:table-cell>
          <table:table-cell table:formula="of:=([.H12]+[.F13])*[.C13]" office:value-type="float" office:value="-21.762" calcext:value-type="float">
            <text:p>-21.762</text:p>
          </table:table-cell>
          <table:table-cell table:formula="of:=[.$B$2]*[.H13]" office:value-type="float" office:value="-65.2860000000001" calcext:value-type="float">
            <text:p>-65.286</text:p>
          </table:table-cell>
          <table:table-cell table:formula="of:=([.F13]-[.F12])/[.C13]" office:value-type="float" office:value="576.149999999998" calcext:value-type="float">
            <text:p>576.15</text:p>
          </table:table-cell>
          <table:table-cell table:formula="of:=[.$B$3]*[.J13]" office:value-type="float" office:value="-23.0459999999999" calcext:value-type="float">
            <text:p>-23.046</text:p>
          </table:table-cell>
          <table:table-cell table:formula="of:=[.G13]+[.I13]+[.K13]" office:value-type="float" office:value="-107.5005" calcext:value-type="float">
            <text:p>-107.500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+[.C13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3]+[.L13]" office:value-type="float" office:value="2084.1845" calcext:value-type="float">
            <text:p>2084.1845</text:p>
          </table:table-cell>
          <table:table-cell table:formula="of:=[.D14]-[.E14]" office:value-type="float" office:value="-84.1845000000003" calcext:value-type="float">
            <text:p>-84.1845</text:p>
          </table:table-cell>
          <table:table-cell table:formula="of:=[.$B$1]*[.F14]" office:value-type="float" office:value="-8.41845000000003" calcext:value-type="float">
            <text:p>-8.41845</text:p>
          </table:table-cell>
          <table:table-cell table:formula="of:=([.H13]+[.F14])*[.C14]" office:value-type="float" office:value="-10.59465" calcext:value-type="float">
            <text:p>-10.59465</text:p>
          </table:table-cell>
          <table:table-cell table:formula="of:=[.$B$2]*[.H14]" office:value-type="float" office:value="-31.7839500000001" calcext:value-type="float">
            <text:p>-31.78395</text:p>
          </table:table-cell>
          <table:table-cell table:formula="of:=([.F14]-[.F13])/[.C14]" office:value-type="float" office:value="1075.005" calcext:value-type="float">
            <text:p>1075.005</text:p>
          </table:table-cell>
          <table:table-cell table:formula="of:=[.$B$3]*[.J14]" office:value-type="float" office:value="-43.0002" calcext:value-type="float">
            <text:p>-43.0002</text:p>
          </table:table-cell>
          <table:table-cell table:formula="of:=[.G14]+[.I14]+[.K14]" office:value-type="float" office:value="-83.2026000000002" calcext:value-type="float">
            <text:p>-83.202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]+[.C14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4]+[.L14]" office:value-type="float" office:value="2000.9819" calcext:value-type="float">
            <text:p>2000.9819</text:p>
          </table:table-cell>
          <table:table-cell table:formula="of:=[.D15]-[.E15]" office:value-type="float" office:value="-0.981900000000223" calcext:value-type="float">
            <text:p>-0.9819</text:p>
          </table:table-cell>
          <table:table-cell table:formula="of:=[.$B$1]*[.F15]" office:value-type="float" office:value="-0.0981900000000223" calcext:value-type="float">
            <text:p>-0.09819</text:p>
          </table:table-cell>
          <table:table-cell table:formula="of:=([.H14]+[.F15])*[.C15]" office:value-type="float" office:value="-1.15765500000003" calcext:value-type="float">
            <text:p>-1.157655</text:p>
          </table:table-cell>
          <table:table-cell table:formula="of:=[.$B$2]*[.H15]" office:value-type="float" office:value="-3.47296500000008" calcext:value-type="float">
            <text:p>-3.472965</text:p>
          </table:table-cell>
          <table:table-cell table:formula="of:=([.F15]-[.F14])/[.C15]" office:value-type="float" office:value="832.026000000001" calcext:value-type="float">
            <text:p>832.026</text:p>
          </table:table-cell>
          <table:table-cell table:formula="of:=[.$B$3]*[.J15]" office:value-type="float" office:value="-33.28104" calcext:value-type="float">
            <text:p>-33.28104</text:p>
          </table:table-cell>
          <table:table-cell table:formula="of:=[.G15]+[.I15]+[.K15]" office:value-type="float" office:value="-36.8521950000001" calcext:value-type="float">
            <text:p>-36.85219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]+[.C15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5]+[.L15]" office:value-type="float" office:value="1964.129705" calcext:value-type="float">
            <text:p>1964.129705</text:p>
          </table:table-cell>
          <table:table-cell table:formula="of:=[.D16]-[.E16]" office:value-type="float" office:value="35.8702949999999" calcext:value-type="float">
            <text:p>35.870295</text:p>
          </table:table-cell>
          <table:table-cell table:formula="of:=[.$B$1]*[.F16]" office:value-type="float" office:value="3.58702949999999" calcext:value-type="float">
            <text:p>3.5870295</text:p>
          </table:table-cell>
          <table:table-cell table:formula="of:=([.H15]+[.F16])*[.C16]" office:value-type="float" office:value="3.47126399999999" calcext:value-type="float">
            <text:p>3.471264</text:p>
          </table:table-cell>
          <table:table-cell table:formula="of:=[.$B$2]*[.H16]" office:value-type="float" office:value="10.413792" calcext:value-type="float">
            <text:p>10.413792</text:p>
          </table:table-cell>
          <table:table-cell table:formula="of:=([.F16]-[.F15])/[.C16]" office:value-type="float" office:value="368.521950000002" calcext:value-type="float">
            <text:p>368.52195</text:p>
          </table:table-cell>
          <table:table-cell table:formula="of:=[.$B$3]*[.J16]" office:value-type="float" office:value="-14.7408780000001" calcext:value-type="float">
            <text:p>-14.740878</text:p>
          </table:table-cell>
          <table:table-cell table:formula="of:=[.G16]+[.I16]+[.K16]" office:value-type="float" office:value="-0.740056500000096" calcext:value-type="float">
            <text:p>-0.740056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]+[.C16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6]+[.L16]" office:value-type="float" office:value="1963.3896485" calcext:value-type="float">
            <text:p>1963.3896485</text:p>
          </table:table-cell>
          <table:table-cell table:formula="of:=[.D17]-[.E17]" office:value-type="float" office:value="36.6103515" calcext:value-type="float">
            <text:p>36.6103515</text:p>
          </table:table-cell>
          <table:table-cell table:formula="of:=[.$B$1]*[.F17]" office:value-type="float" office:value="3.66103515" calcext:value-type="float">
            <text:p>3.66103515</text:p>
          </table:table-cell>
          <table:table-cell table:formula="of:=([.H16]+[.F17])*[.C17]" office:value-type="float" office:value="4.00816155" calcext:value-type="float">
            <text:p>4.00816155</text:p>
          </table:table-cell>
          <table:table-cell table:formula="of:=[.$B$2]*[.H17]" office:value-type="float" office:value="12.02448465" calcext:value-type="float">
            <text:p>12.02448465</text:p>
          </table:table-cell>
          <table:table-cell table:formula="of:=([.F17]-[.F16])/[.C17]" office:value-type="float" office:value="7.40056500000037" calcext:value-type="float">
            <text:p>7.400565</text:p>
          </table:table-cell>
          <table:table-cell table:formula="of:=[.$B$3]*[.J17]" office:value-type="float" office:value="-0.296022600000015" calcext:value-type="float">
            <text:p>-0.2960226</text:p>
          </table:table-cell>
          <table:table-cell table:formula="of:=[.G17]+[.I17]+[.K17]" office:value-type="float" office:value="15.3894972" calcext:value-type="float">
            <text:p>15.389497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7]+[.C17]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7]+[.L17]" office:value-type="float" office:value="1978.7791457" calcext:value-type="float">
            <text:p>1978.7791457</text:p>
          </table:table-cell>
          <table:table-cell table:formula="of:=[.D18]-[.E18]" office:value-type="float" office:value="21.2208542999999" calcext:value-type="float">
            <text:p>21.2208543</text:p>
          </table:table-cell>
          <table:table-cell table:formula="of:=[.$B$1]*[.F18]" office:value-type="float" office:value="2.12208542999999" calcext:value-type="float">
            <text:p>2.12208543</text:p>
          </table:table-cell>
          <table:table-cell table:formula="of:=([.H17]+[.F18])*[.C18]" office:value-type="float" office:value="2.52290158499999" calcext:value-type="float">
            <text:p>2.522901585</text:p>
          </table:table-cell>
          <table:table-cell table:formula="of:=[.$B$2]*[.H18]" office:value-type="float" office:value="7.56870475499998" calcext:value-type="float">
            <text:p>7.568704755</text:p>
          </table:table-cell>
          <table:table-cell table:formula="of:=([.F18]-[.F17])/[.C18]" office:value-type="float" office:value="-153.894972000001" calcext:value-type="float">
            <text:p>-153.894972</text:p>
          </table:table-cell>
          <table:table-cell table:formula="of:=[.$B$3]*[.J18]" office:value-type="float" office:value="6.15579888000002" calcext:value-type="float">
            <text:p>6.15579888</text:p>
          </table:table-cell>
          <table:table-cell table:formula="of:=[.G18]+[.I18]+[.K18]" office:value-type="float" office:value="15.846589065" calcext:value-type="float">
            <text:p>15.84658906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8]+[.C18]"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8]+[.L18]" office:value-type="float" office:value="1994.625734765" calcext:value-type="float">
            <text:p>1994.625734765</text:p>
          </table:table-cell>
          <table:table-cell table:formula="of:=[.D19]-[.E19]" office:value-type="float" office:value="5.37426523499994" calcext:value-type="float">
            <text:p>5.374265235</text:p>
          </table:table-cell>
          <table:table-cell table:formula="of:=[.$B$1]*[.F19]" office:value-type="float" office:value="0.537426523499994" calcext:value-type="float">
            <text:p>0.5374265235</text:p>
          </table:table-cell>
          <table:table-cell table:formula="of:=([.H18]+[.F19])*[.C19]" office:value-type="float" office:value="0.789716681999993" calcext:value-type="float">
            <text:p>0.789716682</text:p>
          </table:table-cell>
          <table:table-cell table:formula="of:=[.$B$2]*[.H19]" office:value-type="float" office:value="2.36915004599998" calcext:value-type="float">
            <text:p>2.369150046</text:p>
          </table:table-cell>
          <table:table-cell table:formula="of:=([.F19]-[.F18])/[.C19]" office:value-type="float" office:value="-158.46589065" calcext:value-type="float">
            <text:p>-158.46589065</text:p>
          </table:table-cell>
          <table:table-cell table:formula="of:=[.$B$3]*[.J19]" office:value-type="float" office:value="6.338635626" calcext:value-type="float">
            <text:p>6.338635626</text:p>
          </table:table-cell>
          <table:table-cell table:formula="of:=[.G19]+[.I19]+[.K19]" office:value-type="float" office:value="9.24521219549997" calcext:value-type="float">
            <text:p>9.245212195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9]+[.C19]"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9]+[.L19]" office:value-type="float" office:value="2003.8709469605" calcext:value-type="float">
            <text:p>2003.8709469605</text:p>
          </table:table-cell>
          <table:table-cell table:formula="of:=[.D20]-[.E20]" office:value-type="float" office:value="-3.87094696050008" calcext:value-type="float">
            <text:p>-3.8709469605</text:p>
          </table:table-cell>
          <table:table-cell table:formula="of:=[.$B$1]*[.F20]" office:value-type="float" office:value="-0.387094696050008" calcext:value-type="float">
            <text:p>-0.3870946961</text:p>
          </table:table-cell>
          <table:table-cell table:formula="of:=([.H19]+[.F20])*[.C20]" office:value-type="float" office:value="-0.308123027850008" calcext:value-type="float">
            <text:p>-0.3081230279</text:p>
          </table:table-cell>
          <table:table-cell table:formula="of:=[.$B$2]*[.H20]" office:value-type="float" office:value="-0.924369083550025" calcext:value-type="float">
            <text:p>-0.9243690836</text:p>
          </table:table-cell>
          <table:table-cell table:formula="of:=([.F20]-[.F19])/[.C20]" office:value-type="float" office:value="-92.4521219550002" calcext:value-type="float">
            <text:p>-92.452121955</text:p>
          </table:table-cell>
          <table:table-cell table:formula="of:=[.$B$3]*[.J20]" office:value-type="float" office:value="3.69808487820001" calcext:value-type="float">
            <text:p>3.6980848782</text:p>
          </table:table-cell>
          <table:table-cell table:formula="of:=[.G20]+[.I20]+[.K20]" office:value-type="float" office:value="2.38662109859997" calcext:value-type="float">
            <text:p>2.3866210986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0]+[.C20]"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0]+[.L20]" office:value-type="float" office:value="2006.2575680591" calcext:value-type="float">
            <text:p>2006.2575680591</text:p>
          </table:table-cell>
          <table:table-cell table:formula="of:=[.D21]-[.E21]" office:value-type="float" office:value="-6.25756805910009" calcext:value-type="float">
            <text:p>-6.2575680591</text:p>
          </table:table-cell>
          <table:table-cell table:formula="of:=[.$B$1]*[.F21]" office:value-type="float" office:value="-0.625756805910009" calcext:value-type="float">
            <text:p>-0.6257568059</text:p>
          </table:table-cell>
          <table:table-cell table:formula="of:=([.H20]+[.F21])*[.C21]" office:value-type="float" office:value="-0.65656910869501" calcext:value-type="float">
            <text:p>-0.6565691087</text:p>
          </table:table-cell>
          <table:table-cell table:formula="of:=[.$B$2]*[.H21]" office:value-type="float" office:value="-1.96970732608503" calcext:value-type="float">
            <text:p>-1.9697073261</text:p>
          </table:table-cell>
          <table:table-cell table:formula="of:=([.F21]-[.F20])/[.C21]" office:value-type="float" office:value="-23.8662109860002" calcext:value-type="float">
            <text:p>-23.866210986</text:p>
          </table:table-cell>
          <table:table-cell table:formula="of:=[.$B$3]*[.J21]" office:value-type="float" office:value="0.954648439440007" calcext:value-type="float">
            <text:p>0.9546484394</text:p>
          </table:table-cell>
          <table:table-cell table:formula="of:=[.G21]+[.I21]+[.K21]" office:value-type="float" office:value="-1.64081569255503" calcext:value-type="float">
            <text:p>-1.6408156926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1]+[.C21]"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1]+[.L21]" office:value-type="float" office:value="2004.61675236654" calcext:value-type="float">
            <text:p>2004.6167523666</text:p>
          </table:table-cell>
          <table:table-cell table:formula="of:=[.D22]-[.E22]" office:value-type="float" office:value="-4.61675236654514" calcext:value-type="float">
            <text:p>-4.6167523665</text:p>
          </table:table-cell>
          <table:table-cell table:formula="of:=[.$B$1]*[.F22]" office:value-type="float" office:value="-0.461675236654514" calcext:value-type="float">
            <text:p>-0.4616752367</text:p>
          </table:table-cell>
          <table:table-cell table:formula="of:=([.H21]+[.F22])*[.C22]" office:value-type="float" office:value="-0.527332147524015" calcext:value-type="float">
            <text:p>-0.5273321475</text:p>
          </table:table-cell>
          <table:table-cell table:formula="of:=[.$B$2]*[.H22]" office:value-type="float" office:value="-1.58199644257205" calcext:value-type="float">
            <text:p>-1.5819964426</text:p>
          </table:table-cell>
          <table:table-cell table:formula="of:=([.F22]-[.F21])/[.C22]" office:value-type="float" office:value="16.4081569255495" calcext:value-type="float">
            <text:p>16.4081569255</text:p>
          </table:table-cell>
          <table:table-cell table:formula="of:=[.$B$3]*[.J22]" office:value-type="float" office:value="-0.656326277021981" calcext:value-type="float">
            <text:p>-0.656326277</text:p>
          </table:table-cell>
          <table:table-cell table:formula="of:=[.G22]+[.I22]+[.K22]" office:value-type="float" office:value="-2.69999795624854" calcext:value-type="float">
            <text:p>-2.699997956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2]+[.C22]"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2]+[.L22]" office:value-type="float" office:value="2001.9167544103" calcext:value-type="float">
            <text:p>2001.9167544103</text:p>
          </table:table-cell>
          <table:table-cell table:formula="of:=[.D23]-[.E23]" office:value-type="float" office:value="-1.91675441029656" calcext:value-type="float">
            <text:p>-1.9167544103</text:p>
          </table:table-cell>
          <table:table-cell table:formula="of:=[.$B$1]*[.F23]" office:value-type="float" office:value="-0.191675441029656" calcext:value-type="float">
            <text:p>-0.191675441</text:p>
          </table:table-cell>
          <table:table-cell table:formula="of:=([.H22]+[.F23])*[.C23]" office:value-type="float" office:value="-0.244408655782058" calcext:value-type="float">
            <text:p>-0.2444086558</text:p>
          </table:table-cell>
          <table:table-cell table:formula="of:=[.$B$2]*[.H23]" office:value-type="float" office:value="-0.733225967346173" calcext:value-type="float">
            <text:p>-0.7332259673</text:p>
          </table:table-cell>
          <table:table-cell table:formula="of:=([.F23]-[.F22])/[.C23]" office:value-type="float" office:value="26.9999795624858" calcext:value-type="float">
            <text:p>26.9999795625</text:p>
          </table:table-cell>
          <table:table-cell table:formula="of:=[.$B$3]*[.J23]" office:value-type="float" office:value="-1.07999918249943" calcext:value-type="float">
            <text:p>-1.0799991825</text:p>
          </table:table-cell>
          <table:table-cell table:formula="of:=[.G23]+[.I23]+[.K23]" office:value-type="float" office:value="-2.00490059087526" calcext:value-type="float">
            <text:p>-2.0049005909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3]+[.C23]"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3]+[.L23]" office:value-type="float" office:value="1999.91185381942" calcext:value-type="float">
            <text:p>1999.9118538194</text:p>
          </table:table-cell>
          <table:table-cell table:formula="of:=[.D24]-[.E24]" office:value-type="float" office:value="0.088146180578633" calcext:value-type="float">
            <text:p>0.0881461806</text:p>
          </table:table-cell>
          <table:table-cell table:formula="of:=[.$B$1]*[.F24]" office:value-type="float" office:value="0.0088146180578633" calcext:value-type="float">
            <text:p>0.0088146181</text:p>
          </table:table-cell>
          <table:table-cell table:formula="of:=([.H23]+[.F24])*[.C24]" office:value-type="float" office:value="-0.0156262475203425" calcext:value-type="float">
            <text:p>-0.0156262475</text:p>
          </table:table-cell>
          <table:table-cell table:formula="of:=[.$B$2]*[.H24]" office:value-type="float" office:value="-0.0468787425610274" calcext:value-type="float">
            <text:p>-0.0468787426</text:p>
          </table:table-cell>
          <table:table-cell table:formula="of:=([.F24]-[.F23])/[.C24]" office:value-type="float" office:value="20.049005908752" calcext:value-type="float">
            <text:p>20.0490059088</text:p>
          </table:table-cell>
          <table:table-cell table:formula="of:=[.$B$3]*[.J24]" office:value-type="float" office:value="-0.801960236350078" calcext:value-type="float">
            <text:p>-0.8019602364</text:p>
          </table:table-cell>
          <table:table-cell table:formula="of:=[.G24]+[.I24]+[.K24]" office:value-type="float" office:value="-0.840024360853242" calcext:value-type="float">
            <text:p>-0.8400243609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4]+[.C24]"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4]+[.L24]" office:value-type="float" office:value="1999.07182945857" calcext:value-type="float">
            <text:p>1999.0718294586</text:p>
          </table:table-cell>
          <table:table-cell table:formula="of:=[.D25]-[.E25]" office:value-type="float" office:value="0.928170541431882" calcext:value-type="float">
            <text:p>0.9281705414</text:p>
          </table:table-cell>
          <table:table-cell table:formula="of:=[.$B$1]*[.F25]" office:value-type="float" office:value="0.0928170541431882" calcext:value-type="float">
            <text:p>0.0928170541</text:p>
          </table:table-cell>
          <table:table-cell table:formula="of:=([.H24]+[.F25])*[.C25]" office:value-type="float" office:value="0.091254429391154" calcext:value-type="float">
            <text:p>0.0912544294</text:p>
          </table:table-cell>
          <table:table-cell table:formula="of:=[.$B$2]*[.H25]" office:value-type="float" office:value="0.273763288173462" calcext:value-type="float">
            <text:p>0.2737632882</text:p>
          </table:table-cell>
          <table:table-cell table:formula="of:=([.F25]-[.F24])/[.C25]" office:value-type="float" office:value="8.40024360853249" calcext:value-type="float">
            <text:p>8.4002436085</text:p>
          </table:table-cell>
          <table:table-cell table:formula="of:=[.$B$3]*[.J25]" office:value-type="float" office:value="-0.3360097443413" calcext:value-type="float">
            <text:p>-0.3360097443</text:p>
          </table:table-cell>
          <table:table-cell table:formula="of:=[.G25]+[.I25]+[.K25]" office:value-type="float" office:value="0.0305705979753505" calcext:value-type="float">
            <text:p>0.030570598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+[.C25]"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5]+[.L25]" office:value-type="float" office:value="1999.10240005654" calcext:value-type="float">
            <text:p>1999.1024000566</text:p>
          </table:table-cell>
          <table:table-cell table:formula="of:=[.D26]-[.E26]" office:value-type="float" office:value="0.897599943456498" calcext:value-type="float">
            <text:p>0.8975999435</text:p>
          </table:table-cell>
          <table:table-cell table:formula="of:=[.$B$1]*[.F26]" office:value-type="float" office:value="0.0897599943456498" calcext:value-type="float">
            <text:p>0.0897599943</text:p>
          </table:table-cell>
          <table:table-cell table:formula="of:=([.H25]+[.F26])*[.C26]" office:value-type="float" office:value="0.0988854372847652" calcext:value-type="float">
            <text:p>0.0988854373</text:p>
          </table:table-cell>
          <table:table-cell table:formula="of:=[.$B$2]*[.H26]" office:value-type="float" office:value="0.296656311854296" calcext:value-type="float">
            <text:p>0.2966563119</text:p>
          </table:table-cell>
          <table:table-cell table:formula="of:=([.F26]-[.F25])/[.C26]" office:value-type="float" office:value="-0.305705979753839" calcext:value-type="float">
            <text:p>-0.3057059798</text:p>
          </table:table-cell>
          <table:table-cell table:formula="of:=[.$B$3]*[.J26]" office:value-type="float" office:value="0.0122282391901535" calcext:value-type="float">
            <text:p>0.0122282392</text:p>
          </table:table-cell>
          <table:table-cell table:formula="of:=[.G26]+[.I26]+[.K26]" office:value-type="float" office:value="0.398644545390099" calcext:value-type="float">
            <text:p>0.3986445454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6]+[.C26]"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26]+[.L26]" office:value-type="float" office:value="1999.50104460193" calcext:value-type="float">
            <text:p>1999.5010446019</text:p>
          </table:table-cell>
          <table:table-cell table:formula="of:=[.D27]-[.E27]" office:value-type="float" office:value="0.4989553980663" calcext:value-type="float">
            <text:p>0.4989553981</text:p>
          </table:table-cell>
          <table:table-cell table:formula="of:=[.$B$1]*[.F27]" office:value-type="float" office:value="0.04989553980663" calcext:value-type="float">
            <text:p>0.0498955398</text:p>
          </table:table-cell>
          <table:table-cell table:formula="of:=([.H26]+[.F27])*[.C27]" office:value-type="float" office:value="0.0597840835351066" calcext:value-type="float">
            <text:p>0.0597840835</text:p>
          </table:table-cell>
          <table:table-cell table:formula="of:=[.$B$2]*[.H27]" office:value-type="float" office:value="0.17935225060532" calcext:value-type="float">
            <text:p>0.1793522506</text:p>
          </table:table-cell>
          <table:table-cell table:formula="of:=([.F27]-[.F26])/[.C27]" office:value-type="float" office:value="-3.98644545390198" calcext:value-type="float">
            <text:p>-3.9864454539</text:p>
          </table:table-cell>
          <table:table-cell table:formula="of:=[.$B$3]*[.J27]" office:value-type="float" office:value="0.159457818156079" calcext:value-type="float">
            <text:p>0.1594578182</text:p>
          </table:table-cell>
          <table:table-cell table:formula="of:=[.G27]+[.I27]+[.K27]" office:value-type="float" office:value="0.388705608568029" calcext:value-type="float">
            <text:p>0.388705608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7]+[.C27]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27]+[.L27]" office:value-type="float" office:value="1999.8897502105" calcext:value-type="float">
            <text:p>1999.8897502105</text:p>
          </table:table-cell>
          <table:table-cell table:formula="of:=[.D28]-[.E28]" office:value-type="float" office:value="-499.889750210502" calcext:value-type="float">
            <text:p>-499.8897502105</text:p>
          </table:table-cell>
          <table:table-cell table:formula="of:=[.$B$1]*[.F28]" office:value-type="float" office:value="-49.9889750210502" calcext:value-type="float">
            <text:p>-49.9889750211</text:p>
          </table:table-cell>
          <table:table-cell table:formula="of:=([.H27]+[.F28])*[.C28]" office:value-type="float" office:value="-49.9829966126967" calcext:value-type="float">
            <text:p>-49.9829966127</text:p>
          </table:table-cell>
          <table:table-cell table:formula="of:=[.$B$2]*[.H28]" office:value-type="float" office:value="-149.94898983809" calcext:value-type="float">
            <text:p>-149.9489898381</text:p>
          </table:table-cell>
          <table:table-cell table:formula="of:=([.F28]-[.F27])/[.C28]" office:value-type="float" office:value="-5003.88705608568" calcext:value-type="float">
            <text:p>-5003.8870560857</text:p>
          </table:table-cell>
          <table:table-cell table:formula="of:=[.$B$3]*[.J28]" office:value-type="float" office:value="200.155482243427" calcext:value-type="float">
            <text:p>200.1554822434</text:p>
          </table:table-cell>
          <table:table-cell table:formula="of:=[.G28]+[.I28]+[.K28]" office:value-type="float" office:value="0.217517384287021" calcext:value-type="float">
            <text:p>0.2175173843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+[.C28]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28]+[.L28]" office:value-type="float" office:value="2000.10726759479" calcext:value-type="float">
            <text:p>2000.1072675948</text:p>
          </table:table-cell>
          <table:table-cell table:formula="of:=[.D29]-[.E29]" office:value-type="float" office:value="-500.107267594789" calcext:value-type="float">
            <text:p>-500.1072675948</text:p>
          </table:table-cell>
          <table:table-cell table:formula="of:=[.$B$1]*[.F29]" office:value-type="float" office:value="-50.0107267594789" calcext:value-type="float">
            <text:p>-50.0107267595</text:p>
          </table:table-cell>
          <table:table-cell table:formula="of:=([.H28]+[.F29])*[.C29]" office:value-type="float" office:value="-55.0090264207485" calcext:value-type="float">
            <text:p>-55.0090264207</text:p>
          </table:table-cell>
          <table:table-cell table:formula="of:=[.$B$2]*[.H29]" office:value-type="float" office:value="-165.027079262246" calcext:value-type="float">
            <text:p>-165.0270792622</text:p>
          </table:table-cell>
          <table:table-cell table:formula="of:=([.F29]-[.F28])/[.C29]" office:value-type="float" office:value="-2.17517384287021" calcext:value-type="float">
            <text:p>-2.1751738429</text:p>
          </table:table-cell>
          <table:table-cell table:formula="of:=[.$B$3]*[.J29]" office:value-type="float" office:value="0.0870069537148083" calcext:value-type="float">
            <text:p>0.0870069537</text:p>
          </table:table-cell>
          <table:table-cell table:formula="of:=[.G29]+[.I29]+[.K29]" office:value-type="float" office:value="-214.95079906801" calcext:value-type="float">
            <text:p>-214.950799068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9]+[.C29]"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29]+[.L29]" office:value-type="float" office:value="1785.15646852678" calcext:value-type="float">
            <text:p>1785.1564685268</text:p>
          </table:table-cell>
          <table:table-cell table:formula="of:=[.D30]-[.E30]" office:value-type="float" office:value="-285.156468526779" calcext:value-type="float">
            <text:p>-285.1564685268</text:p>
          </table:table-cell>
          <table:table-cell table:formula="of:=[.$B$1]*[.F30]" office:value-type="float" office:value="-28.5156468526779" calcext:value-type="float">
            <text:p>-28.5156468527</text:p>
          </table:table-cell>
          <table:table-cell table:formula="of:=([.H29]+[.F30])*[.C30]" office:value-type="float" office:value="-34.0165494947528" calcext:value-type="float">
            <text:p>-34.0165494948</text:p>
          </table:table-cell>
          <table:table-cell table:formula="of:=[.$B$2]*[.H30]" office:value-type="float" office:value="-102.049648484258" calcext:value-type="float">
            <text:p>-102.0496484843</text:p>
          </table:table-cell>
          <table:table-cell table:formula="of:=([.F30]-[.F29])/[.C30]" office:value-type="float" office:value="2149.5079906801" calcext:value-type="float">
            <text:p>2149.5079906801</text:p>
          </table:table-cell>
          <table:table-cell table:formula="of:=[.$B$3]*[.J30]" office:value-type="float" office:value="-85.9803196272039" calcext:value-type="float">
            <text:p>-85.9803196272</text:p>
          </table:table-cell>
          <table:table-cell table:formula="of:=[.G30]+[.I30]+[.K30]" office:value-type="float" office:value="-216.54561496414" calcext:value-type="float">
            <text:p>-216.545614964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]+[.C30]"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0]+[.L30]" office:value-type="float" office:value="1568.61085356264" calcext:value-type="float">
            <text:p>1568.6108535626</text:p>
          </table:table-cell>
          <table:table-cell table:formula="of:=[.D31]-[.E31]" office:value-type="float" office:value="-68.610853562639" calcext:value-type="float">
            <text:p>-68.6108535626</text:p>
          </table:table-cell>
          <table:table-cell table:formula="of:=[.$B$1]*[.F31]" office:value-type="float" office:value="-6.8610853562639" calcext:value-type="float">
            <text:p>-6.8610853563</text:p>
          </table:table-cell>
          <table:table-cell table:formula="of:=([.H30]+[.F31])*[.C31]" office:value-type="float" office:value="-10.2627403057392" calcext:value-type="float">
            <text:p>-10.2627403057</text:p>
          </table:table-cell>
          <table:table-cell table:formula="of:=[.$B$2]*[.H31]" office:value-type="float" office:value="-30.7882209172175" calcext:value-type="float">
            <text:p>-30.7882209172</text:p>
          </table:table-cell>
          <table:table-cell table:formula="of:=([.F31]-[.F30])/[.C31]" office:value-type="float" office:value="2165.4561496414" calcext:value-type="float">
            <text:p>2165.4561496414</text:p>
          </table:table-cell>
          <table:table-cell table:formula="of:=[.$B$3]*[.J31]" office:value-type="float" office:value="-86.618245985656" calcext:value-type="float">
            <text:p>-86.6182459857</text:p>
          </table:table-cell>
          <table:table-cell table:formula="of:=[.G31]+[.I31]+[.K31]" office:value-type="float" office:value="-124.267552259137" calcext:value-type="float">
            <text:p>-124.2675522591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]+[.C31]"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1]+[.L31]" office:value-type="float" office:value="1444.3433013035" calcext:value-type="float">
            <text:p>1444.3433013035</text:p>
          </table:table-cell>
          <table:table-cell table:formula="of:=[.D32]-[.E32]" office:value-type="float" office:value="55.6566986964983" calcext:value-type="float">
            <text:p>55.6566986965</text:p>
          </table:table-cell>
          <table:table-cell table:formula="of:=[.$B$1]*[.F32]" office:value-type="float" office:value="5.56566986964983" calcext:value-type="float">
            <text:p>5.5656698696</text:p>
          </table:table-cell>
          <table:table-cell table:formula="of:=([.H31]+[.F32])*[.C32]" office:value-type="float" office:value="4.53939583907591" calcext:value-type="float">
            <text:p>4.5393958391</text:p>
          </table:table-cell>
          <table:table-cell table:formula="of:=[.$B$2]*[.H32]" office:value-type="float" office:value="13.6181875172277" calcext:value-type="float">
            <text:p>13.6181875172</text:p>
          </table:table-cell>
          <table:table-cell table:formula="of:=([.F32]-[.F31])/[.C32]" office:value-type="float" office:value="1242.67552259137" calcext:value-type="float">
            <text:p>1242.6755225914</text:p>
          </table:table-cell>
          <table:table-cell table:formula="of:=[.$B$3]*[.J32]" office:value-type="float" office:value="-49.7070209036549" calcext:value-type="float">
            <text:p>-49.7070209037</text:p>
          </table:table-cell>
          <table:table-cell table:formula="of:=[.G32]+[.I32]+[.K32]" office:value-type="float" office:value="-30.5231635167774" calcext:value-type="float">
            <text:p>-30.5231635168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]+[.C32]"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2]+[.L32]" office:value-type="float" office:value="1413.82013778672" calcext:value-type="float">
            <text:p>1413.8201377867</text:p>
          </table:table-cell>
          <table:table-cell table:formula="of:=[.D33]-[.E33]" office:value-type="float" office:value="86.1798622132758" calcext:value-type="float">
            <text:p>86.1798622133</text:p>
          </table:table-cell>
          <table:table-cell table:formula="of:=[.$B$1]*[.F33]" office:value-type="float" office:value="8.61798622132758" calcext:value-type="float">
            <text:p>8.6179862213</text:p>
          </table:table-cell>
          <table:table-cell table:formula="of:=([.H32]+[.F33])*[.C33]" office:value-type="float" office:value="9.07192580523517" calcext:value-type="float">
            <text:p>9.0719258052</text:p>
          </table:table-cell>
          <table:table-cell table:formula="of:=[.$B$2]*[.H33]" office:value-type="float" office:value="27.2157774157055" calcext:value-type="float">
            <text:p>27.2157774157</text:p>
          </table:table-cell>
          <table:table-cell table:formula="of:=([.F33]-[.F32])/[.C33]" office:value-type="float" office:value="305.231635167775" calcext:value-type="float">
            <text:p>305.2316351678</text:p>
          </table:table-cell>
          <table:table-cell table:formula="of:=[.$B$3]*[.J33]" office:value-type="float" office:value="-12.209265406711" calcext:value-type="float">
            <text:p>-12.2092654067</text:p>
          </table:table-cell>
          <table:table-cell table:formula="of:=[.G33]+[.I33]+[.K33]" office:value-type="float" office:value="23.6244982303221" calcext:value-type="float">
            <text:p>23.6244982303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3]+[.C33]"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3]+[.L33]" office:value-type="float" office:value="1437.44463601705" calcext:value-type="float">
            <text:p>1437.4446360171</text:p>
          </table:table-cell>
          <table:table-cell table:formula="of:=[.D34]-[.E34]" office:value-type="float" office:value="62.5553639829536" calcext:value-type="float">
            <text:p>62.555363983</text:p>
          </table:table-cell>
          <table:table-cell table:formula="of:=[.$B$1]*[.F34]" office:value-type="float" office:value="6.25553639829536" calcext:value-type="float">
            <text:p>6.2555363983</text:p>
          </table:table-cell>
          <table:table-cell table:formula="of:=([.H33]+[.F34])*[.C34]" office:value-type="float" office:value="7.16272897881888" calcext:value-type="float">
            <text:p>7.1627289788</text:p>
          </table:table-cell>
          <table:table-cell table:formula="of:=[.$B$2]*[.H34]" office:value-type="float" office:value="21.4881869364566" calcext:value-type="float">
            <text:p>21.4881869365</text:p>
          </table:table-cell>
          <table:table-cell table:formula="of:=([.F34]-[.F33])/[.C34]" office:value-type="float" office:value="-236.244982303222" calcext:value-type="float">
            <text:p>-236.2449823032</text:p>
          </table:table-cell>
          <table:table-cell table:formula="of:=[.$B$3]*[.J34]" office:value-type="float" office:value="9.44979929212886" calcext:value-type="float">
            <text:p>9.4497992921</text:p>
          </table:table-cell>
          <table:table-cell table:formula="of:=[.G34]+[.I34]+[.K34]" office:value-type="float" office:value="37.1935226268809" calcext:value-type="float">
            <text:p>37.1935226269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4]+[.C34]"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4]+[.L34]" office:value-type="float" office:value="1474.63815864393" calcext:value-type="float">
            <text:p>1474.6381586439</text:p>
          </table:table-cell>
          <table:table-cell table:formula="of:=[.D35]-[.E35]" office:value-type="float" office:value="25.3618413560728" calcext:value-type="float">
            <text:p>25.3618413561</text:p>
          </table:table-cell>
          <table:table-cell table:formula="of:=[.$B$1]*[.F35]" office:value-type="float" office:value="2.53618413560728" calcext:value-type="float">
            <text:p>2.5361841356</text:p>
          </table:table-cell>
          <table:table-cell table:formula="of:=([.H34]+[.F35])*[.C35]" office:value-type="float" office:value="3.25245703348916" calcext:value-type="float">
            <text:p>3.2524570335</text:p>
          </table:table-cell>
          <table:table-cell table:formula="of:=[.$B$2]*[.H35]" office:value-type="float" office:value="9.7573711004675" calcext:value-type="float">
            <text:p>9.7573711005</text:p>
          </table:table-cell>
          <table:table-cell table:formula="of:=([.F35]-[.F34])/[.C35]" office:value-type="float" office:value="-371.935226268808" calcext:value-type="float">
            <text:p>-371.9352262688</text:p>
          </table:table-cell>
          <table:table-cell table:formula="of:=[.$B$3]*[.J35]" office:value-type="float" office:value="14.8774090507523" calcext:value-type="float">
            <text:p>14.8774090508</text:p>
          </table:table-cell>
          <table:table-cell table:formula="of:=[.G35]+[.I35]+[.K35]" office:value-type="float" office:value="27.1709642868271" calcext:value-type="float">
            <text:p>27.1709642868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5]+[.C35]"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5]+[.L35]" office:value-type="float" office:value="1501.80912293075" calcext:value-type="float">
            <text:p>1501.8091229308</text:p>
          </table:table-cell>
          <table:table-cell table:formula="of:=[.D36]-[.E36]" office:value-type="float" office:value="-1.80912293075426" calcext:value-type="float">
            <text:p>-1.8091229308</text:p>
          </table:table-cell>
          <table:table-cell table:formula="of:=[.$B$1]*[.F36]" office:value-type="float" office:value="-0.180912293075426" calcext:value-type="float">
            <text:p>-0.1809122931</text:p>
          </table:table-cell>
          <table:table-cell table:formula="of:=([.H35]+[.F36])*[.C36]" office:value-type="float" office:value="0.144333410273491" calcext:value-type="float">
            <text:p>0.1443334103</text:p>
          </table:table-cell>
          <table:table-cell table:formula="of:=[.$B$2]*[.H36]" office:value-type="float" office:value="0.433000230820473" calcext:value-type="float">
            <text:p>0.4330002308</text:p>
          </table:table-cell>
          <table:table-cell table:formula="of:=([.F36]-[.F35])/[.C36]" office:value-type="float" office:value="-271.70964286827" calcext:value-type="float">
            <text:p>-271.7096428683</text:p>
          </table:table-cell>
          <table:table-cell table:formula="of:=[.$B$3]*[.J36]" office:value-type="float" office:value="10.8683857147308" calcext:value-type="float">
            <text:p>10.8683857147</text:p>
          </table:table-cell>
          <table:table-cell table:formula="of:=[.G36]+[.I36]+[.K36]" office:value-type="float" office:value="11.1204736524759" calcext:value-type="float">
            <text:p>11.120473652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6]+[.C36]"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6]+[.L36]" office:value-type="float" office:value="1512.92959658323" calcext:value-type="float">
            <text:p>1512.9295965832</text:p>
          </table:table-cell>
          <table:table-cell table:formula="of:=[.D37]-[.E37]" office:value-type="float" office:value="-12.92959658323" calcext:value-type="float">
            <text:p>-12.9295965832</text:p>
          </table:table-cell>
          <table:table-cell table:formula="of:=[.$B$1]*[.F37]" office:value-type="float" office:value="-1.292959658323" calcext:value-type="float">
            <text:p>-1.2929596583</text:p>
          </table:table-cell>
          <table:table-cell table:formula="of:=([.H36]+[.F37])*[.C37]" office:value-type="float" office:value="-1.27852631729565" calcext:value-type="float">
            <text:p>-1.2785263173</text:p>
          </table:table-cell>
          <table:table-cell table:formula="of:=[.$B$2]*[.H37]" office:value-type="float" office:value="-3.83557895188696" calcext:value-type="float">
            <text:p>-3.8355789519</text:p>
          </table:table-cell>
          <table:table-cell table:formula="of:=([.F37]-[.F36])/[.C37]" office:value-type="float" office:value="-111.204736524758" calcext:value-type="float">
            <text:p>-111.2047365248</text:p>
          </table:table-cell>
          <table:table-cell table:formula="of:=[.$B$3]*[.J37]" office:value-type="float" office:value="4.44818946099031" calcext:value-type="float">
            <text:p>4.448189461</text:p>
          </table:table-cell>
          <table:table-cell table:formula="of:=[.G37]+[.I37]+[.K37]" office:value-type="float" office:value="-0.680349149219655" calcext:value-type="float">
            <text:p>-0.6803491492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7]+[.C37]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7]+[.L37]" office:value-type="float" office:value="1512.24924743401" calcext:value-type="float">
            <text:p>1512.249247434</text:p>
          </table:table-cell>
          <table:table-cell table:formula="of:=[.D38]-[.E38]" office:value-type="float" office:value="-12.2492474340104" calcext:value-type="float">
            <text:p>-12.249247434</text:p>
          </table:table-cell>
          <table:table-cell table:formula="of:=[.$B$1]*[.F38]" office:value-type="float" office:value="-1.22492474340104" calcext:value-type="float">
            <text:p>-1.2249247434</text:p>
          </table:table-cell>
          <table:table-cell table:formula="of:=([.H37]+[.F38])*[.C38]" office:value-type="float" office:value="-1.3527773751306" calcext:value-type="float">
            <text:p>-1.3527773751</text:p>
          </table:table-cell>
          <table:table-cell table:formula="of:=[.$B$2]*[.H38]" office:value-type="float" office:value="-4.05833212539181" calcext:value-type="float">
            <text:p>-4.0583321254</text:p>
          </table:table-cell>
          <table:table-cell table:formula="of:=([.F38]-[.F37])/[.C38]" office:value-type="float" office:value="6.80349149219637" calcext:value-type="float">
            <text:p>6.8034914922</text:p>
          </table:table-cell>
          <table:table-cell table:formula="of:=[.$B$3]*[.J38]" office:value-type="float" office:value="-0.272139659687855" calcext:value-type="float">
            <text:p>-0.2721396597</text:p>
          </table:table-cell>
          <table:table-cell table:formula="of:=[.G38]+[.I38]+[.K38]" office:value-type="float" office:value="-5.55539652848071" calcext:value-type="float">
            <text:p>-5.555396528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8]+[.C38]"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8]+[.L38]" office:value-type="float" office:value="1506.69385090553" calcext:value-type="float">
            <text:p>1506.6938509055</text:p>
          </table:table-cell>
          <table:table-cell table:formula="of:=[.D39]-[.E39]" office:value-type="float" office:value="-6.69385090552964" calcext:value-type="float">
            <text:p>-6.6938509055</text:p>
          </table:table-cell>
          <table:table-cell table:formula="of:=[.$B$1]*[.F39]" office:value-type="float" office:value="-0.669385090552964" calcext:value-type="float">
            <text:p>-0.6693850906</text:p>
          </table:table-cell>
          <table:table-cell table:formula="of:=([.H38]+[.F39])*[.C39]" office:value-type="float" office:value="-0.804662828066025" calcext:value-type="float">
            <text:p>-0.8046628281</text:p>
          </table:table-cell>
          <table:table-cell table:formula="of:=[.$B$2]*[.H39]" office:value-type="float" office:value="-2.41398848419807" calcext:value-type="float">
            <text:p>-2.4139884842</text:p>
          </table:table-cell>
          <table:table-cell table:formula="of:=([.F39]-[.F38])/[.C39]" office:value-type="float" office:value="55.5539652848074" calcext:value-type="float">
            <text:p>55.5539652848</text:p>
          </table:table-cell>
          <table:table-cell table:formula="of:=[.$B$3]*[.J39]" office:value-type="float" office:value="-2.2221586113923" calcext:value-type="float">
            <text:p>-2.2221586114</text:p>
          </table:table-cell>
          <table:table-cell table:formula="of:=[.G39]+[.I39]+[.K39]" office:value-type="float" office:value="-5.30553218614334" calcext:value-type="float">
            <text:p>-5.3055321861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9]+[.C39]"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39]+[.L39]" office:value-type="float" office:value="1501.38831871939" calcext:value-type="float">
            <text:p>1501.3883187194</text:p>
          </table:table-cell>
          <table:table-cell table:formula="of:=[.D40]-[.E40]" office:value-type="float" office:value="-1.38831871938623" calcext:value-type="float">
            <text:p>-1.3883187194</text:p>
          </table:table-cell>
          <table:table-cell table:formula="of:=[.$B$1]*[.F40]" office:value-type="float" office:value="-0.138831871938623" calcext:value-type="float">
            <text:p>-0.1388318719</text:p>
          </table:table-cell>
          <table:table-cell table:formula="of:=([.H39]+[.F40])*[.C40]" office:value-type="float" office:value="-0.219298154745226" calcext:value-type="float">
            <text:p>-0.2192981547</text:p>
          </table:table-cell>
          <table:table-cell table:formula="of:=[.$B$2]*[.H40]" office:value-type="float" office:value="-0.657894464235678" calcext:value-type="float">
            <text:p>-0.6578944642</text:p>
          </table:table-cell>
          <table:table-cell table:formula="of:=([.F40]-[.F39])/[.C40]" office:value-type="float" office:value="53.0553218614341" calcext:value-type="float">
            <text:p>53.0553218614</text:p>
          </table:table-cell>
          <table:table-cell table:formula="of:=[.$B$3]*[.J40]" office:value-type="float" office:value="-2.12221287445736" calcext:value-type="float">
            <text:p>-2.1222128745</text:p>
          </table:table-cell>
          <table:table-cell table:formula="of:=[.G40]+[.I40]+[.K40]" office:value-type="float" office:value="-2.91893921063166" calcext:value-type="float">
            <text:p>-2.9189392106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40]+[.C40]"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40]+[.L40]" office:value-type="float" office:value="1498.46937950875" calcext:value-type="float">
            <text:p>1498.4693795088</text:p>
          </table:table-cell>
          <table:table-cell table:formula="of:=[.D41]-[.E41]" office:value-type="float" office:value="1.53062049124537" calcext:value-type="float">
            <text:p>1.5306204912</text:p>
          </table:table-cell>
          <table:table-cell table:formula="of:=[.$B$1]*[.F41]" office:value-type="float" office:value="0.153062049124537" calcext:value-type="float">
            <text:p>0.1530620491</text:p>
          </table:table-cell>
          <table:table-cell table:formula="of:=([.H40]+[.F41])*[.C41]" office:value-type="float" office:value="0.131132233650015" calcext:value-type="float">
            <text:p>0.1311322337</text:p>
          </table:table-cell>
          <table:table-cell table:formula="of:=[.$B$2]*[.H41]" office:value-type="float" office:value="0.393396700950044" calcext:value-type="float">
            <text:p>0.393396701</text:p>
          </table:table-cell>
          <table:table-cell table:formula="of:=([.F41]-[.F40])/[.C41]" office:value-type="float" office:value="29.1893921063161" calcext:value-type="float">
            <text:p>29.1893921063</text:p>
          </table:table-cell>
          <table:table-cell table:formula="of:=[.$B$3]*[.J41]" office:value-type="float" office:value="-1.16757568425264" calcext:value-type="float">
            <text:p>-1.1675756843</text:p>
          </table:table-cell>
          <table:table-cell table:formula="of:=[.G41]+[.I41]+[.K41]" office:value-type="float" office:value="-0.621116934178061" calcext:value-type="float">
            <text:p>-0.6211169342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41]+[.C41]"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table:formula="of:=[.E41]+[.L41]" office:value-type="float" office:value="1497.84826257458" calcext:value-type="float">
            <text:p>1497.8482625746</text:p>
          </table:table-cell>
          <table:table-cell table:formula="of:=[.D42]-[.E42]" office:value-type="float" office:value="2.15173742542333" calcext:value-type="float">
            <text:p>2.1517374254</text:p>
          </table:table-cell>
          <table:table-cell table:formula="of:=[.$B$1]*[.F42]" office:value-type="float" office:value="0.215173742542333" calcext:value-type="float">
            <text:p>0.2151737425</text:p>
          </table:table-cell>
          <table:table-cell table:formula="of:=([.H41]+[.F42])*[.C42]" office:value-type="float" office:value="0.228286965907335" calcext:value-type="float">
            <text:p>0.2282869659</text:p>
          </table:table-cell>
          <table:table-cell table:formula="of:=[.$B$2]*[.H42]" office:value-type="float" office:value="0.684860897722005" calcext:value-type="float">
            <text:p>0.6848608977</text:p>
          </table:table-cell>
          <table:table-cell table:formula="of:=([.F42]-[.F41])/[.C42]" office:value-type="float" office:value="6.21116934177962" calcext:value-type="float">
            <text:p>6.2111693418</text:p>
          </table:table-cell>
          <table:table-cell table:formula="of:=[.$B$3]*[.J42]" office:value-type="float" office:value="-0.248446773671185" calcext:value-type="float">
            <text:p>-0.2484467737</text:p>
          </table:table-cell>
          <table:table-cell table:formula="of:=[.G42]+[.I42]+[.K42]" office:value-type="float" office:value="0.651587866593153" calcext:value-type="float">
            <text:p>0.6515878666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2]+[.C42]"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2]+[.L42]" office:value-type="float" office:value="1498.49985044117" calcext:value-type="float">
            <text:p>1498.4998504412</text:p>
          </table:table-cell>
          <table:table-cell table:formula="of:=[.D43]-[.E43]" office:value-type="float" office:value="501.50014955883" calcext:value-type="float">
            <text:p>501.5001495588</text:p>
          </table:table-cell>
          <table:table-cell table:formula="of:=[.$B$1]*[.F43]" office:value-type="float" office:value="50.150014955883" calcext:value-type="float">
            <text:p>50.1500149559</text:p>
          </table:table-cell>
          <table:table-cell table:formula="of:=([.H42]+[.F43])*[.C43]" office:value-type="float" office:value="50.1728436524737" calcext:value-type="float">
            <text:p>50.1728436525</text:p>
          </table:table-cell>
          <table:table-cell table:formula="of:=[.$B$2]*[.H43]" office:value-type="float" office:value="150.518530957421" calcext:value-type="float">
            <text:p>150.5185309574</text:p>
          </table:table-cell>
          <table:table-cell table:formula="of:=([.F43]-[.F42])/[.C43]" office:value-type="float" office:value="4993.48412133407" calcext:value-type="float">
            <text:p>4993.4841213341</text:p>
          </table:table-cell>
          <table:table-cell table:formula="of:=[.$B$3]*[.J43]" office:value-type="float" office:value="-199.739364853363" calcext:value-type="float">
            <text:p>-199.7393648534</text:p>
          </table:table-cell>
          <table:table-cell table:formula="of:=[.G43]+[.I43]+[.K43]" office:value-type="float" office:value="0.929181059941527" calcext:value-type="float">
            <text:p>0.9291810599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3]+[.C43]"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3]+[.L43]" office:value-type="float" office:value="1499.42903150111" calcext:value-type="float">
            <text:p>1499.4290315011</text:p>
          </table:table-cell>
          <table:table-cell table:formula="of:=[.D44]-[.E44]" office:value-type="float" office:value="500.570968498889" calcext:value-type="float">
            <text:p>500.5709684989</text:p>
          </table:table-cell>
          <table:table-cell table:formula="of:=[.$B$1]*[.F44]" office:value-type="float" office:value="50.0570968498889" calcext:value-type="float">
            <text:p>50.0570968499</text:p>
          </table:table-cell>
          <table:table-cell table:formula="of:=([.H43]+[.F44])*[.C44]" office:value-type="float" office:value="55.0743812151362" calcext:value-type="float">
            <text:p>55.0743812151</text:p>
          </table:table-cell>
          <table:table-cell table:formula="of:=[.$B$2]*[.H44]" office:value-type="float" office:value="165.223143645409" calcext:value-type="float">
            <text:p>165.2231436454</text:p>
          </table:table-cell>
          <table:table-cell table:formula="of:=([.F44]-[.F43])/[.C44]" office:value-type="float" office:value="-9.29181059941584" calcext:value-type="float">
            <text:p>-9.2918105994</text:p>
          </table:table-cell>
          <table:table-cell table:formula="of:=[.$B$3]*[.J44]" office:value-type="float" office:value="0.371672423976634" calcext:value-type="float">
            <text:p>0.371672424</text:p>
          </table:table-cell>
          <table:table-cell table:formula="of:=[.G44]+[.I44]+[.K44]" office:value-type="float" office:value="215.651912919274" calcext:value-type="float">
            <text:p>215.6519129193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4]+[.C44]"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4]+[.L44]" office:value-type="float" office:value="1715.08094442039" calcext:value-type="float">
            <text:p>1715.0809444204</text:p>
          </table:table-cell>
          <table:table-cell table:formula="of:=[.D45]-[.E45]" office:value-type="float" office:value="284.919055579614" calcext:value-type="float">
            <text:p>284.9190555796</text:p>
          </table:table-cell>
          <table:table-cell table:formula="of:=[.$B$1]*[.F45]" office:value-type="float" office:value="28.4919055579614" calcext:value-type="float">
            <text:p>28.491905558</text:p>
          </table:table-cell>
          <table:table-cell table:formula="of:=([.H44]+[.F45])*[.C45]" office:value-type="float" office:value="33.9993436794751" calcext:value-type="float">
            <text:p>33.9993436795</text:p>
          </table:table-cell>
          <table:table-cell table:formula="of:=[.$B$2]*[.H45]" office:value-type="float" office:value="101.998031038425" calcext:value-type="float">
            <text:p>101.9980310384</text:p>
          </table:table-cell>
          <table:table-cell table:formula="of:=([.F45]-[.F44])/[.C45]" office:value-type="float" office:value="-2156.51912919274" calcext:value-type="float">
            <text:p>-2156.5191291927</text:p>
          </table:table-cell>
          <table:table-cell table:formula="of:=[.$B$3]*[.J45]" office:value-type="float" office:value="86.2607651677096" calcext:value-type="float">
            <text:p>86.2607651677</text:p>
          </table:table-cell>
          <table:table-cell table:formula="of:=[.G45]+[.I45]+[.K45]" office:value-type="float" office:value="216.750701764096" calcext:value-type="float">
            <text:p>216.7507017641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5]+[.C45]"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5]+[.L45]" office:value-type="float" office:value="1931.83164618448" calcext:value-type="float">
            <text:p>1931.8316461845</text:p>
          </table:table-cell>
          <table:table-cell table:formula="of:=[.D46]-[.E46]" office:value-type="float" office:value="68.1683538155182" calcext:value-type="float">
            <text:p>68.1683538155</text:p>
          </table:table-cell>
          <table:table-cell table:formula="of:=[.$B$1]*[.F46]" office:value-type="float" office:value="6.81683538155182" calcext:value-type="float">
            <text:p>6.8168353816</text:p>
          </table:table-cell>
          <table:table-cell table:formula="of:=([.H45]+[.F46])*[.C46]" office:value-type="float" office:value="10.2167697494993" calcext:value-type="float">
            <text:p>10.2167697495</text:p>
          </table:table-cell>
          <table:table-cell table:formula="of:=[.$B$2]*[.H46]" office:value-type="float" office:value="30.650309248498" calcext:value-type="float">
            <text:p>30.6503092485</text:p>
          </table:table-cell>
          <table:table-cell table:formula="of:=([.F46]-[.F45])/[.C46]" office:value-type="float" office:value="-2167.50701764096" calcext:value-type="float">
            <text:p>-2167.507017641</text:p>
          </table:table-cell>
          <table:table-cell table:formula="of:=[.$B$3]*[.J46]" office:value-type="float" office:value="86.7002807056385" calcext:value-type="float">
            <text:p>86.7002807056</text:p>
          </table:table-cell>
          <table:table-cell table:formula="of:=[.G46]+[.I46]+[.K46]" office:value-type="float" office:value="124.167425335688" calcext:value-type="float">
            <text:p>124.1674253357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6]+[.C46]"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6]+[.L46]" office:value-type="float" office:value="2055.99907152017" calcext:value-type="float">
            <text:p>2055.9990715202</text:p>
          </table:table-cell>
          <table:table-cell table:formula="of:=[.D47]-[.E47]" office:value-type="float" office:value="-55.9990715201702" calcext:value-type="float">
            <text:p>-55.9990715202</text:p>
          </table:table-cell>
          <table:table-cell table:formula="of:=[.$B$1]*[.F47]" office:value-type="float" office:value="-5.59990715201702" calcext:value-type="float">
            <text:p>-5.599907152</text:p>
          </table:table-cell>
          <table:table-cell table:formula="of:=([.H46]+[.F47])*[.C47]" office:value-type="float" office:value="-4.57823017706709" calcext:value-type="float">
            <text:p>-4.5782301771</text:p>
          </table:table-cell>
          <table:table-cell table:formula="of:=[.$B$2]*[.H47]" office:value-type="float" office:value="-13.7346905312013" calcext:value-type="float">
            <text:p>-13.7346905312</text:p>
          </table:table-cell>
          <table:table-cell table:formula="of:=([.F47]-[.F46])/[.C47]" office:value-type="float" office:value="-1241.67425335688" calcext:value-type="float">
            <text:p>-1241.6742533569</text:p>
          </table:table-cell>
          <table:table-cell table:formula="of:=[.$B$3]*[.J47]" office:value-type="float" office:value="49.6669701342754" calcext:value-type="float">
            <text:p>49.6669701343</text:p>
          </table:table-cell>
          <table:table-cell table:formula="of:=[.G47]+[.I47]+[.K47]" office:value-type="float" office:value="30.3323724510571" calcext:value-type="float">
            <text:p>30.3323724511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7]+[.C47]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7]+[.L47]" office:value-type="float" office:value="2086.33144397123" calcext:value-type="float">
            <text:p>2086.3314439712</text:p>
          </table:table-cell>
          <table:table-cell table:formula="of:=[.D48]-[.E48]" office:value-type="float" office:value="-86.3314439712272" calcext:value-type="float">
            <text:p>-86.3314439712</text:p>
          </table:table-cell>
          <table:table-cell table:formula="of:=[.$B$1]*[.F48]" office:value-type="float" office:value="-8.63314439712272" calcext:value-type="float">
            <text:p>-8.6331443971</text:p>
          </table:table-cell>
          <table:table-cell table:formula="of:=([.H47]+[.F48])*[.C48]" office:value-type="float" office:value="-9.09096741482942" calcext:value-type="float">
            <text:p>-9.0909674148</text:p>
          </table:table-cell>
          <table:table-cell table:formula="of:=[.$B$2]*[.H48]" office:value-type="float" office:value="-27.2729022444883" calcext:value-type="float">
            <text:p>-27.2729022445</text:p>
          </table:table-cell>
          <table:table-cell table:formula="of:=([.F48]-[.F47])/[.C48]" office:value-type="float" office:value="-303.323724510569" calcext:value-type="float">
            <text:p>-303.3237245106</text:p>
          </table:table-cell>
          <table:table-cell table:formula="of:=[.$B$3]*[.J48]" office:value-type="float" office:value="12.1329489804228" calcext:value-type="float">
            <text:p>12.1329489804</text:p>
          </table:table-cell>
          <table:table-cell table:formula="of:=[.G48]+[.I48]+[.K48]" office:value-type="float" office:value="-23.7730976611882" calcext:value-type="float">
            <text:p>-23.7730976612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8]+[.C48]"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8]+[.L48]" office:value-type="float" office:value="2062.55834631004" calcext:value-type="float">
            <text:p>2062.55834631</text:p>
          </table:table-cell>
          <table:table-cell table:formula="of:=[.D49]-[.E49]" office:value-type="float" office:value="-62.5583463100388" calcext:value-type="float">
            <text:p>-62.55834631</text:p>
          </table:table-cell>
          <table:table-cell table:formula="of:=[.$B$1]*[.F49]" office:value-type="float" office:value="-6.25583463100388" calcext:value-type="float">
            <text:p>-6.255834631</text:p>
          </table:table-cell>
          <table:table-cell table:formula="of:=([.H48]+[.F49])*[.C49]" office:value-type="float" office:value="-7.16493137248682" calcext:value-type="float">
            <text:p>-7.1649313725</text:p>
          </table:table-cell>
          <table:table-cell table:formula="of:=[.$B$2]*[.H49]" office:value-type="float" office:value="-21.4947941174605" calcext:value-type="float">
            <text:p>-21.4947941175</text:p>
          </table:table-cell>
          <table:table-cell table:formula="of:=([.F49]-[.F48])/[.C49]" office:value-type="float" office:value="237.730976611883" calcext:value-type="float">
            <text:p>237.7309766119</text:p>
          </table:table-cell>
          <table:table-cell table:formula="of:=[.$B$3]*[.J49]" office:value-type="float" office:value="-9.50923906447533" calcext:value-type="float">
            <text:p>-9.5092390645</text:p>
          </table:table-cell>
          <table:table-cell table:formula="of:=[.G49]+[.I49]+[.K49]" office:value-type="float" office:value="-37.2598678129397" calcext:value-type="float">
            <text:p>-37.2598678129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9]+[.C49]"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49]+[.L49]" office:value-type="float" office:value="2025.2984784971" calcext:value-type="float">
            <text:p>2025.2984784971</text:p>
          </table:table-cell>
          <table:table-cell table:formula="of:=[.D50]-[.E50]" office:value-type="float" office:value="-25.298478497099" calcext:value-type="float">
            <text:p>-25.2984784971</text:p>
          </table:table-cell>
          <table:table-cell table:formula="of:=[.$B$1]*[.F50]" office:value-type="float" office:value="-2.5298478497099" calcext:value-type="float">
            <text:p>-2.5298478497</text:p>
          </table:table-cell>
          <table:table-cell table:formula="of:=([.H49]+[.F50])*[.C50]" office:value-type="float" office:value="-3.24634098695859" calcext:value-type="float">
            <text:p>-3.246340987</text:p>
          </table:table-cell>
          <table:table-cell table:formula="of:=[.$B$2]*[.H50]" office:value-type="float" office:value="-9.73902296087576" calcext:value-type="float">
            <text:p>-9.7390229609</text:p>
          </table:table-cell>
          <table:table-cell table:formula="of:=([.F50]-[.F49])/[.C50]" office:value-type="float" office:value="372.598678129398" calcext:value-type="float">
            <text:p>372.5986781294</text:p>
          </table:table-cell>
          <table:table-cell table:formula="of:=[.$B$3]*[.J50]" office:value-type="float" office:value="-14.9039471251759" calcext:value-type="float">
            <text:p>-14.9039471252</text:p>
          </table:table-cell>
          <table:table-cell table:formula="of:=[.G50]+[.I50]+[.K50]" office:value-type="float" office:value="-27.1728179357616" calcext:value-type="float">
            <text:p>-27.1728179358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50]+[.C50]"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50]+[.L50]" office:value-type="float" office:value="1998.12566056134" calcext:value-type="float">
            <text:p>1998.1256605613</text:p>
          </table:table-cell>
          <table:table-cell table:formula="of:=[.D51]-[.E51]" office:value-type="float" office:value="1.87433943866245" calcext:value-type="float">
            <text:p>1.8743394387</text:p>
          </table:table-cell>
          <table:table-cell table:formula="of:=[.$B$1]*[.F51]" office:value-type="float" office:value="0.187433943866245" calcext:value-type="float">
            <text:p>0.1874339439</text:p>
          </table:table-cell>
          <table:table-cell table:formula="of:=([.H50]+[.F51])*[.C51]" office:value-type="float" office:value="-0.137200154829614" calcext:value-type="float">
            <text:p>-0.1372001548</text:p>
          </table:table-cell>
          <table:table-cell table:formula="of:=[.$B$2]*[.H51]" office:value-type="float" office:value="-0.411600464488842" calcext:value-type="float">
            <text:p>-0.4116004645</text:p>
          </table:table-cell>
          <table:table-cell table:formula="of:=([.F51]-[.F50])/[.C51]" office:value-type="float" office:value="271.728179357615" calcext:value-type="float">
            <text:p>271.7281793576</text:p>
          </table:table-cell>
          <table:table-cell table:formula="of:=[.$B$3]*[.J51]" office:value-type="float" office:value="-10.8691271743046" calcext:value-type="float">
            <text:p>-10.8691271743</text:p>
          </table:table-cell>
          <table:table-cell table:formula="of:=[.G51]+[.I51]+[.K51]" office:value-type="float" office:value="-11.0932936949272" calcext:value-type="float">
            <text:p>-11.0932936949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1]+[.C51]"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51]+[.L51]" office:value-type="float" office:value="1987.03236686641" calcext:value-type="float">
            <text:p>1987.0323668664</text:p>
          </table:table-cell>
          <table:table-cell table:formula="of:=[.D52]-[.E52]" office:value-type="float" office:value="12.9676331335897" calcext:value-type="float">
            <text:p>12.9676331336</text:p>
          </table:table-cell>
          <table:table-cell table:formula="of:=[.$B$1]*[.F52]" office:value-type="float" office:value="1.29676331335897" calcext:value-type="float">
            <text:p>1.2967633134</text:p>
          </table:table-cell>
          <table:table-cell table:formula="of:=([.H51]+[.F52])*[.C52]" office:value-type="float" office:value="1.28304329787601" calcext:value-type="float">
            <text:p>1.2830432979</text:p>
          </table:table-cell>
          <table:table-cell table:formula="of:=[.$B$2]*[.H52]" office:value-type="float" office:value="3.84912989362804" calcext:value-type="float">
            <text:p>3.8491298936</text:p>
          </table:table-cell>
          <table:table-cell table:formula="of:=([.F52]-[.F51])/[.C52]" office:value-type="float" office:value="110.932936949273" calcext:value-type="float">
            <text:p>110.9329369493</text:p>
          </table:table-cell>
          <table:table-cell table:formula="of:=[.$B$3]*[.J52]" office:value-type="float" office:value="-4.43731747797092" calcext:value-type="float">
            <text:p>-4.437317478</text:p>
          </table:table-cell>
          <table:table-cell table:formula="of:=[.G52]+[.I52]+[.K52]" office:value-type="float" office:value="0.708575729016094" calcext:value-type="float">
            <text:p>0.708575729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2]+[.C52]"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2]+[.L52]" office:value-type="float" office:value="1987.74094259543" calcext:value-type="float">
            <text:p>1987.7409425954</text:p>
          </table:table-cell>
          <table:table-cell table:formula="of:=[.D53]-[.E53]" office:value-type="float" office:value="312.259057404574" calcext:value-type="float">
            <text:p>312.2590574046</text:p>
          </table:table-cell>
          <table:table-cell table:formula="of:=[.$B$1]*[.F53]" office:value-type="float" office:value="31.2259057404574" calcext:value-type="float">
            <text:p>31.2259057405</text:p>
          </table:table-cell>
          <table:table-cell table:formula="of:=([.H52]+[.F53])*[.C53]" office:value-type="float" office:value="31.354210070245" calcext:value-type="float">
            <text:p>31.3542100702</text:p>
          </table:table-cell>
          <table:table-cell table:formula="of:=[.$B$2]*[.H53]" office:value-type="float" office:value="94.0626302107349" calcext:value-type="float">
            <text:p>94.0626302107</text:p>
          </table:table-cell>
          <table:table-cell table:formula="of:=([.F53]-[.F52])/[.C53]" office:value-type="float" office:value="2992.91424270984" calcext:value-type="float">
            <text:p>2992.9142427098</text:p>
          </table:table-cell>
          <table:table-cell table:formula="of:=[.$B$3]*[.J53]" office:value-type="float" office:value="-119.716569708394" calcext:value-type="float">
            <text:p>-119.7165697084</text:p>
          </table:table-cell>
          <table:table-cell table:formula="of:=[.G53]+[.I53]+[.K53]" office:value-type="float" office:value="5.57196624279872" calcext:value-type="float">
            <text:p>5.5719662428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3]+[.C53]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3]+[.L53]" office:value-type="float" office:value="1993.31290883823" calcext:value-type="float">
            <text:p>1993.3129088382</text:p>
          </table:table-cell>
          <table:table-cell table:formula="of:=[.D54]-[.E54]" office:value-type="float" office:value="306.687091161775" calcext:value-type="float">
            <text:p>306.6870911618</text:p>
          </table:table-cell>
          <table:table-cell table:formula="of:=[.$B$1]*[.F54]" office:value-type="float" office:value="30.6687091161775" calcext:value-type="float">
            <text:p>30.6687091162</text:p>
          </table:table-cell>
          <table:table-cell table:formula="of:=([.H53]+[.F54])*[.C54]" office:value-type="float" office:value="33.804130123202" calcext:value-type="float">
            <text:p>33.8041301232</text:p>
          </table:table-cell>
          <table:table-cell table:formula="of:=[.$B$2]*[.H54]" office:value-type="float" office:value="101.412390369606" calcext:value-type="float">
            <text:p>101.4123903696</text:p>
          </table:table-cell>
          <table:table-cell table:formula="of:=([.F54]-[.F53])/[.C54]" office:value-type="float" office:value="-55.7196624279868" calcext:value-type="float">
            <text:p>-55.719662428</text:p>
          </table:table-cell>
          <table:table-cell table:formula="of:=[.$B$3]*[.J54]" office:value-type="float" office:value="2.22878649711947" calcext:value-type="float">
            <text:p>2.2287864971</text:p>
          </table:table-cell>
          <table:table-cell table:formula="of:=[.G54]+[.I54]+[.K54]" office:value-type="float" office:value="134.309885982903" calcext:value-type="float">
            <text:p>134.3098859829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4]+[.C54]"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4]+[.L54]" office:value-type="float" office:value="2127.62279482113" calcext:value-type="float">
            <text:p>2127.6227948211</text:p>
          </table:table-cell>
          <table:table-cell table:formula="of:=[.D55]-[.E55]" office:value-type="float" office:value="172.377205178872" calcext:value-type="float">
            <text:p>172.3772051789</text:p>
          </table:table-cell>
          <table:table-cell table:formula="of:=[.$B$1]*[.F55]" office:value-type="float" office:value="17.2377205178872" calcext:value-type="float">
            <text:p>17.2377205179</text:p>
          </table:table-cell>
          <table:table-cell table:formula="of:=([.H54]+[.F55])*[.C55]" office:value-type="float" office:value="20.6181335302074" calcext:value-type="float">
            <text:p>20.6181335302</text:p>
          </table:table-cell>
          <table:table-cell table:formula="of:=[.$B$2]*[.H55]" office:value-type="float" office:value="61.8544005906222" calcext:value-type="float">
            <text:p>61.8544005906</text:p>
          </table:table-cell>
          <table:table-cell table:formula="of:=([.F55]-[.F54])/[.C55]" office:value-type="float" office:value="-1343.09885982903" calcext:value-type="float">
            <text:p>-1343.098859829</text:p>
          </table:table-cell>
          <table:table-cell table:formula="of:=[.$B$3]*[.J55]" office:value-type="float" office:value="53.7239543931612" calcext:value-type="float">
            <text:p>53.7239543932</text:p>
          </table:table-cell>
          <table:table-cell table:formula="of:=[.G55]+[.I55]+[.K55]" office:value-type="float" office:value="132.816075501671" calcext:value-type="float">
            <text:p>132.8160755017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5]+[.C55]"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5]+[.L55]" office:value-type="float" office:value="2260.4388703228" calcext:value-type="float">
            <text:p>2260.4388703228</text:p>
          </table:table-cell>
          <table:table-cell table:formula="of:=[.D56]-[.E56]" office:value-type="float" office:value="39.5611296772013" calcext:value-type="float">
            <text:p>39.5611296772</text:p>
          </table:table-cell>
          <table:table-cell table:formula="of:=[.$B$1]*[.F56]" office:value-type="float" office:value="3.95611296772013" calcext:value-type="float">
            <text:p>3.9561129677</text:p>
          </table:table-cell>
          <table:table-cell table:formula="of:=([.H55]+[.F56])*[.C56]" office:value-type="float" office:value="6.01792632074087" calcext:value-type="float">
            <text:p>6.0179263207</text:p>
          </table:table-cell>
          <table:table-cell table:formula="of:=[.$B$2]*[.H56]" office:value-type="float" office:value="18.0537789622226" calcext:value-type="float">
            <text:p>18.0537789622</text:p>
          </table:table-cell>
          <table:table-cell table:formula="of:=([.F56]-[.F55])/[.C56]" office:value-type="float" office:value="-1328.16075501671" calcext:value-type="float">
            <text:p>-1328.1607550167</text:p>
          </table:table-cell>
          <table:table-cell table:formula="of:=[.$B$3]*[.J56]" office:value-type="float" office:value="53.1264302006683" calcext:value-type="float">
            <text:p>53.1264302007</text:p>
          </table:table-cell>
          <table:table-cell table:formula="of:=[.G56]+[.I56]+[.K56]" office:value-type="float" office:value="75.136322130611" calcext:value-type="float">
            <text:p>75.1363221306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6]+[.C56]"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6]+[.L56]" office:value-type="float" office:value="2335.57519245341" calcext:value-type="float">
            <text:p>2335.5751924534</text:p>
          </table:table-cell>
          <table:table-cell table:formula="of:=[.D57]-[.E57]" office:value-type="float" office:value="-35.5751924534097" calcext:value-type="float">
            <text:p>-35.5751924534</text:p>
          </table:table-cell>
          <table:table-cell table:formula="of:=[.$B$1]*[.F57]" office:value-type="float" office:value="-3.55751924534097" calcext:value-type="float">
            <text:p>-3.5575192453</text:p>
          </table:table-cell>
          <table:table-cell table:formula="of:=([.H56]+[.F57])*[.C57]" office:value-type="float" office:value="-2.95572661326689" calcext:value-type="float">
            <text:p>-2.9557266133</text:p>
          </table:table-cell>
          <table:table-cell table:formula="of:=[.$B$2]*[.H57]" office:value-type="float" office:value="-8.86717983980066" calcext:value-type="float">
            <text:p>-8.8671798398</text:p>
          </table:table-cell>
          <table:table-cell table:formula="of:=([.F57]-[.F56])/[.C57]" office:value-type="float" office:value="-751.36322130611" calcext:value-type="float">
            <text:p>-751.3632213061</text:p>
          </table:table-cell>
          <table:table-cell table:formula="of:=[.$B$3]*[.J57]" office:value-type="float" office:value="30.0545288522444" calcext:value-type="float">
            <text:p>30.0545288522</text:p>
          </table:table-cell>
          <table:table-cell table:formula="of:=[.G57]+[.I57]+[.K57]" office:value-type="float" office:value="17.6298297671028" calcext:value-type="float">
            <text:p>17.6298297671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7]+[.C57]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7]+[.L57]" office:value-type="float" office:value="2353.20502222051" calcext:value-type="float">
            <text:p>2353.2050222205</text:p>
          </table:table-cell>
          <table:table-cell table:formula="of:=[.D58]-[.E58]" office:value-type="float" office:value="-53.2050222205126" calcext:value-type="float">
            <text:p>-53.2050222205</text:p>
          </table:table-cell>
          <table:table-cell table:formula="of:=[.$B$1]*[.F58]" office:value-type="float" office:value="-5.32050222205126" calcext:value-type="float">
            <text:p>-5.3205022221</text:p>
          </table:table-cell>
          <table:table-cell table:formula="of:=([.H57]+[.F58])*[.C58]" office:value-type="float" office:value="-5.61607488337794" calcext:value-type="float">
            <text:p>-5.6160748834</text:p>
          </table:table-cell>
          <table:table-cell table:formula="of:=[.$B$2]*[.H58]" office:value-type="float" office:value="-16.8482246501338" calcext:value-type="float">
            <text:p>-16.8482246501</text:p>
          </table:table-cell>
          <table:table-cell table:formula="of:=([.F58]-[.F57])/[.C58]" office:value-type="float" office:value="-176.298297671028" calcext:value-type="float">
            <text:p>-176.298297671</text:p>
          </table:table-cell>
          <table:table-cell table:formula="of:=[.$B$3]*[.J58]" office:value-type="float" office:value="7.05193190684113" calcext:value-type="float">
            <text:p>7.0519319068</text:p>
          </table:table-cell>
          <table:table-cell table:formula="of:=[.G58]+[.I58]+[.K58]" office:value-type="float" office:value="-15.116794965344" calcext:value-type="float">
            <text:p>-15.1167949653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8]+[.C58]"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8]+[.L58]" office:value-type="float" office:value="2338.08822725517" calcext:value-type="float">
            <text:p>2338.0882272552</text:p>
          </table:table-cell>
          <table:table-cell table:formula="of:=[.D59]-[.E59]" office:value-type="float" office:value="-38.0882272551685" calcext:value-type="float">
            <text:p>-38.0882272552</text:p>
          </table:table-cell>
          <table:table-cell table:formula="of:=[.$B$1]*[.F59]" office:value-type="float" office:value="-3.80882272551685" calcext:value-type="float">
            <text:p>-3.8088227255</text:p>
          </table:table-cell>
          <table:table-cell table:formula="of:=([.H58]+[.F59])*[.C59]" office:value-type="float" office:value="-4.37043021385464" calcext:value-type="float">
            <text:p>-4.3704302139</text:p>
          </table:table-cell>
          <table:table-cell table:formula="of:=[.$B$2]*[.H59]" office:value-type="float" office:value="-13.1112906415639" calcext:value-type="float">
            <text:p>-13.1112906416</text:p>
          </table:table-cell>
          <table:table-cell table:formula="of:=([.F59]-[.F58])/[.C59]" office:value-type="float" office:value="151.167949653441" calcext:value-type="float">
            <text:p>151.1679496534</text:p>
          </table:table-cell>
          <table:table-cell table:formula="of:=[.$B$3]*[.J59]" office:value-type="float" office:value="-6.04671798613763" calcext:value-type="float">
            <text:p>-6.0467179861</text:p>
          </table:table-cell>
          <table:table-cell table:formula="of:=[.G59]+[.I59]+[.K59]" office:value-type="float" office:value="-22.9668313532184" calcext:value-type="float">
            <text:p>-22.9668313532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9]+[.C59]"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59]+[.L59]" office:value-type="float" office:value="2315.12139590195" calcext:value-type="float">
            <text:p>2315.121395902</text:p>
          </table:table-cell>
          <table:table-cell table:formula="of:=[.D60]-[.E60]" office:value-type="float" office:value="-15.1213959019501" calcext:value-type="float">
            <text:p>-15.121395902</text:p>
          </table:table-cell>
          <table:table-cell table:formula="of:=[.$B$1]*[.F60]" office:value-type="float" office:value="-1.51213959019501" calcext:value-type="float">
            <text:p>-1.5121395902</text:p>
          </table:table-cell>
          <table:table-cell table:formula="of:=([.H59]+[.F60])*[.C60]" office:value-type="float" office:value="-1.94918261158048" calcext:value-type="float">
            <text:p>-1.9491826116</text:p>
          </table:table-cell>
          <table:table-cell table:formula="of:=[.$B$2]*[.H60]" office:value-type="float" office:value="-5.84754783474143" calcext:value-type="float">
            <text:p>-5.8475478347</text:p>
          </table:table-cell>
          <table:table-cell table:formula="of:=([.F60]-[.F59])/[.C60]" office:value-type="float" office:value="229.668313532184" calcext:value-type="float">
            <text:p>229.6683135322</text:p>
          </table:table-cell>
          <table:table-cell table:formula="of:=[.$B$3]*[.J60]" office:value-type="float" office:value="-9.18673254128735" calcext:value-type="float">
            <text:p>-9.1867325413</text:p>
          </table:table-cell>
          <table:table-cell table:formula="of:=[.G60]+[.I60]+[.K60]" office:value-type="float" office:value="-16.5464199662238" calcext:value-type="float">
            <text:p>-16.5464199662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60]+[.C60]"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60]+[.L60]" office:value-type="float" office:value="2298.57497593573" calcext:value-type="float">
            <text:p>2298.5749759357</text:p>
          </table:table-cell>
          <table:table-cell table:formula="of:=[.D61]-[.E61]" office:value-type="float" office:value="1.42502406427366" calcext:value-type="float">
            <text:p>1.4250240643</text:p>
          </table:table-cell>
          <table:table-cell table:formula="of:=[.$B$1]*[.F61]" office:value-type="float" office:value="0.142502406427366" calcext:value-type="float">
            <text:p>0.1425024064</text:p>
          </table:table-cell>
          <table:table-cell table:formula="of:=([.H60]+[.F61])*[.C61]" office:value-type="float" office:value="-0.0524158547306818" calcext:value-type="float">
            <text:p>-0.0524158547</text:p>
          </table:table-cell>
          <table:table-cell table:formula="of:=[.$B$2]*[.H61]" office:value-type="float" office:value="-0.157247564192045" calcext:value-type="float">
            <text:p>-0.1572475642</text:p>
          </table:table-cell>
          <table:table-cell table:formula="of:=([.F61]-[.F60])/[.C61]" office:value-type="float" office:value="165.464199662238" calcext:value-type="float">
            <text:p>165.4641996622</text:p>
          </table:table-cell>
          <table:table-cell table:formula="of:=[.$B$3]*[.J61]" office:value-type="float" office:value="-6.61856798648951" calcext:value-type="float">
            <text:p>-6.6185679865</text:p>
          </table:table-cell>
          <table:table-cell table:formula="of:=[.G61]+[.I61]+[.K61]" office:value-type="float" office:value="-6.63331314425419" calcext:value-type="float">
            <text:p>-6.6333131443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61]+[.C61]"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300" calcext:value-type="float">
            <text:p>2300</text:p>
          </table:table-cell>
          <table:table-cell table:formula="of:=[.E61]+[.L61]" office:value-type="float" office:value="2291.94166279147" calcext:value-type="float">
            <text:p>2291.9416627915</text:p>
          </table:table-cell>
          <table:table-cell table:formula="of:=[.D62]-[.E62]" office:value-type="float" office:value="8.05833720852797" calcext:value-type="float">
            <text:p>8.0583372085</text:p>
          </table:table-cell>
          <table:table-cell table:formula="of:=[.$B$1]*[.F62]" office:value-type="float" office:value="0.805833720852797" calcext:value-type="float">
            <text:p>0.8058337209</text:p>
          </table:table-cell>
          <table:table-cell table:formula="of:=([.H61]+[.F62])*[.C62]" office:value-type="float" office:value="0.800592135379729" calcext:value-type="float">
            <text:p>0.8005921354</text:p>
          </table:table-cell>
          <table:table-cell table:formula="of:=[.$B$2]*[.H62]" office:value-type="float" office:value="2.40177640613919" calcext:value-type="float">
            <text:p>2.4017764061</text:p>
          </table:table-cell>
          <table:table-cell table:formula="of:=([.F62]-[.F61])/[.C62]" office:value-type="float" office:value="66.3331314425432" calcext:value-type="float">
            <text:p>66.3331314425</text:p>
          </table:table-cell>
          <table:table-cell table:formula="of:=[.$B$3]*[.J62]" office:value-type="float" office:value="-2.65332525770173" calcext:value-type="float">
            <text:p>-2.6533252577</text:p>
          </table:table-cell>
          <table:table-cell table:formula="of:=[.G62]+[.I62]+[.K62]" office:value-type="float" office:value="0.554284869290258" calcext:value-type="float">
            <text:p>0.5542848693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2]+[.C62]"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2]+[.L62]" office:value-type="float" office:value="2292.49594766076" calcext:value-type="float">
            <text:p>2292.4959476608</text:p>
          </table:table-cell>
          <table:table-cell table:formula="of:=[.D63]-[.E63]" office:value-type="float" office:value="-292.495947660762" calcext:value-type="float">
            <text:p>-292.4959476608</text:p>
          </table:table-cell>
          <table:table-cell table:formula="of:=[.$B$1]*[.F63]" office:value-type="float" office:value="-29.2495947660762" calcext:value-type="float">
            <text:p>-29.2495947661</text:p>
          </table:table-cell>
          <table:table-cell table:formula="of:=([.H62]+[.F63])*[.C63]" office:value-type="float" office:value="-29.1695355525383" calcext:value-type="float">
            <text:p>-29.1695355525</text:p>
          </table:table-cell>
          <table:table-cell table:formula="of:=[.$B$2]*[.H63]" office:value-type="float" office:value="-87.5086066576148" calcext:value-type="float">
            <text:p>-87.5086066576</text:p>
          </table:table-cell>
          <table:table-cell table:formula="of:=([.F63]-[.F62])/[.C63]" office:value-type="float" office:value="-3005.5428486929" calcext:value-type="float">
            <text:p>-3005.5428486929</text:p>
          </table:table-cell>
          <table:table-cell table:formula="of:=[.$B$3]*[.J63]" office:value-type="float" office:value="120.221713947716" calcext:value-type="float">
            <text:p>120.2217139477</text:p>
          </table:table-cell>
          <table:table-cell table:formula="of:=[.G63]+[.I63]+[.K63]" office:value-type="float" office:value="3.46351252402511" calcext:value-type="float">
            <text:p>3.463512524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3]+[.C63]"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3]+[.L63]" office:value-type="float" office:value="2295.95946018479" calcext:value-type="float">
            <text:p>2295.9594601848</text:p>
          </table:table-cell>
          <table:table-cell table:formula="of:=[.D64]-[.E64]" office:value-type="float" office:value="-295.959460184788" calcext:value-type="float">
            <text:p>-295.9594601848</text:p>
          </table:table-cell>
          <table:table-cell table:formula="of:=[.$B$1]*[.F64]" office:value-type="float" office:value="-29.5959460184788" calcext:value-type="float">
            <text:p>-29.5959460185</text:p>
          </table:table-cell>
          <table:table-cell table:formula="of:=([.H63]+[.F64])*[.C64]" office:value-type="float" office:value="-32.5128995737326" calcext:value-type="float">
            <text:p>-32.5128995737</text:p>
          </table:table-cell>
          <table:table-cell table:formula="of:=[.$B$2]*[.H64]" office:value-type="float" office:value="-97.5386987211978" calcext:value-type="float">
            <text:p>-97.5386987212</text:p>
          </table:table-cell>
          <table:table-cell table:formula="of:=([.F64]-[.F63])/[.C64]" office:value-type="float" office:value="-34.6351252402519" calcext:value-type="float">
            <text:p>-34.6351252403</text:p>
          </table:table-cell>
          <table:table-cell table:formula="of:=[.$B$3]*[.J64]" office:value-type="float" office:value="1.38540500961008" calcext:value-type="float">
            <text:p>1.3854050096</text:p>
          </table:table-cell>
          <table:table-cell table:formula="of:=[.G64]+[.I64]+[.K64]" office:value-type="float" office:value="-125.749239730066" calcext:value-type="float">
            <text:p>-125.7492397301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4]+[.C64]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4]+[.L64]" office:value-type="float" office:value="2170.21022045472" calcext:value-type="float">
            <text:p>2170.2102204547</text:p>
          </table:table-cell>
          <table:table-cell table:formula="of:=[.D65]-[.E65]" office:value-type="float" office:value="-170.210220454721" calcext:value-type="float">
            <text:p>-170.2102204547</text:p>
          </table:table-cell>
          <table:table-cell table:formula="of:=[.$B$1]*[.F65]" office:value-type="float" office:value="-17.0210220454721" calcext:value-type="float">
            <text:p>-17.0210220455</text:p>
          </table:table-cell>
          <table:table-cell table:formula="of:=([.H64]+[.F65])*[.C65]" office:value-type="float" office:value="-20.2723120028454" calcext:value-type="float">
            <text:p>-20.2723120028</text:p>
          </table:table-cell>
          <table:table-cell table:formula="of:=[.$B$2]*[.H65]" office:value-type="float" office:value="-60.816936008536" calcext:value-type="float">
            <text:p>-60.8169360085</text:p>
          </table:table-cell>
          <table:table-cell table:formula="of:=([.F65]-[.F64])/[.C65]" office:value-type="float" office:value="1257.49239730067" calcext:value-type="float">
            <text:p>1257.4923973007</text:p>
          </table:table-cell>
          <table:table-cell table:formula="of:=[.$B$3]*[.J65]" office:value-type="float" office:value="-50.2996958920267" calcext:value-type="float">
            <text:p>-50.299695892</text:p>
          </table:table-cell>
          <table:table-cell table:formula="of:=[.G65]+[.I65]+[.K65]" office:value-type="float" office:value="-128.137653946035" calcext:value-type="float">
            <text:p>-128.137653946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5]+[.C65]"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5]+[.L65]" office:value-type="float" office:value="2042.07256650869" calcext:value-type="float">
            <text:p>2042.0725665087</text:p>
          </table:table-cell>
          <table:table-cell table:formula="of:=[.D66]-[.E66]" office:value-type="float" office:value="-42.0725665086861" calcext:value-type="float">
            <text:p>-42.0725665087</text:p>
          </table:table-cell>
          <table:table-cell table:formula="of:=[.$B$1]*[.F66]" office:value-type="float" office:value="-4.20725665086861" calcext:value-type="float">
            <text:p>-4.2072566509</text:p>
          </table:table-cell>
          <table:table-cell table:formula="of:=([.H65]+[.F66])*[.C66]" office:value-type="float" office:value="-6.23448785115315" calcext:value-type="float">
            <text:p>-6.2344878512</text:p>
          </table:table-cell>
          <table:table-cell table:formula="of:=[.$B$2]*[.H66]" office:value-type="float" office:value="-18.7034635534594" calcext:value-type="float">
            <text:p>-18.7034635535</text:p>
          </table:table-cell>
          <table:table-cell table:formula="of:=([.F66]-[.F65])/[.C66]" office:value-type="float" office:value="1281.37653946035" calcext:value-type="float">
            <text:p>1281.3765394604</text:p>
          </table:table-cell>
          <table:table-cell table:formula="of:=[.$B$3]*[.J66]" office:value-type="float" office:value="-51.2550615784139" calcext:value-type="float">
            <text:p>-51.2550615784</text:p>
          </table:table-cell>
          <table:table-cell table:formula="of:=[.G66]+[.I66]+[.K66]" office:value-type="float" office:value="-74.165781782742" calcext:value-type="float">
            <text:p>-74.1657817827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6]+[.C66]"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6]+[.L66]" office:value-type="float" office:value="1967.90678472594" calcext:value-type="float">
            <text:p>1967.906784726</text:p>
          </table:table-cell>
          <table:table-cell table:formula="of:=[.D67]-[.E67]" office:value-type="float" office:value="32.0932152740559" calcext:value-type="float">
            <text:p>32.0932152741</text:p>
          </table:table-cell>
          <table:table-cell table:formula="of:=[.$B$1]*[.F67]" office:value-type="float" office:value="3.20932152740559" calcext:value-type="float">
            <text:p>3.2093215274</text:p>
          </table:table-cell>
          <table:table-cell table:formula="of:=([.H66]+[.F67])*[.C67]" office:value-type="float" office:value="2.58587274229027" calcext:value-type="float">
            <text:p>2.5858727423</text:p>
          </table:table-cell>
          <table:table-cell table:formula="of:=[.$B$2]*[.H67]" office:value-type="float" office:value="7.75761822687082" calcext:value-type="float">
            <text:p>7.7576182269</text:p>
          </table:table-cell>
          <table:table-cell table:formula="of:=([.F67]-[.F66])/[.C67]" office:value-type="float" office:value="741.65781782742" calcext:value-type="float">
            <text:p>741.6578178274</text:p>
          </table:table-cell>
          <table:table-cell table:formula="of:=[.$B$3]*[.J67]" office:value-type="float" office:value="-29.6663127130968" calcext:value-type="float">
            <text:p>-29.6663127131</text:p>
          </table:table-cell>
          <table:table-cell table:formula="of:=[.G67]+[.I67]+[.K67]" office:value-type="float" office:value="-18.6993729588204" calcext:value-type="float">
            <text:p>-18.6993729588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7]+[.C67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7]+[.L67]" office:value-type="float" office:value="1949.20741176712" calcext:value-type="float">
            <text:p>1949.2074117671</text:p>
          </table:table-cell>
          <table:table-cell table:formula="of:=[.D68]-[.E68]" office:value-type="float" office:value="50.7925882328764" calcext:value-type="float">
            <text:p>50.7925882329</text:p>
          </table:table-cell>
          <table:table-cell table:formula="of:=[.$B$1]*[.F68]" office:value-type="float" office:value="5.07925882328764" calcext:value-type="float">
            <text:p>5.0792588233</text:p>
          </table:table-cell>
          <table:table-cell table:formula="of:=([.H67]+[.F68])*[.C68]" office:value-type="float" office:value="5.33784609751666" calcext:value-type="float">
            <text:p>5.3378460975</text:p>
          </table:table-cell>
          <table:table-cell table:formula="of:=[.$B$2]*[.H68]" office:value-type="float" office:value="16.01353829255" calcext:value-type="float">
            <text:p>16.0135382926</text:p>
          </table:table-cell>
          <table:table-cell table:formula="of:=([.F68]-[.F67])/[.C68]" office:value-type="float" office:value="186.993729588205" calcext:value-type="float">
            <text:p>186.9937295882</text:p>
          </table:table-cell>
          <table:table-cell table:formula="of:=[.$B$3]*[.J68]" office:value-type="float" office:value="-7.4797491835282" calcext:value-type="float">
            <text:p>-7.4797491835</text:p>
          </table:table-cell>
          <table:table-cell table:formula="of:=[.G68]+[.I68]+[.K68]" office:value-type="float" office:value="13.6130479323094" calcext:value-type="float">
            <text:p>13.6130479323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8]+[.C68]" office:value-type="float" office:value="6.09999999999999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8]+[.L68]" office:value-type="float" office:value="1962.82045969943" calcext:value-type="float">
            <text:p>1962.8204596994</text:p>
          </table:table-cell>
          <table:table-cell table:formula="of:=[.D69]-[.E69]" office:value-type="float" office:value="37.1795403005669" calcext:value-type="float">
            <text:p>37.1795403006</text:p>
          </table:table-cell>
          <table:table-cell table:formula="of:=[.$B$1]*[.F69]" office:value-type="float" office:value="3.71795403005669" calcext:value-type="float">
            <text:p>3.7179540301</text:p>
          </table:table-cell>
          <table:table-cell table:formula="of:=([.H68]+[.F69])*[.C69]" office:value-type="float" office:value="4.25173863980836" calcext:value-type="float">
            <text:p>4.2517386398</text:p>
          </table:table-cell>
          <table:table-cell table:formula="of:=[.$B$2]*[.H69]" office:value-type="float" office:value="12.7552159194251" calcext:value-type="float">
            <text:p>12.7552159194</text:p>
          </table:table-cell>
          <table:table-cell table:formula="of:=([.F69]-[.F68])/[.C69]" office:value-type="float" office:value="-136.130479323094" calcext:value-type="float">
            <text:p>-136.1304793231</text:p>
          </table:table-cell>
          <table:table-cell table:formula="of:=[.$B$3]*[.J69]" office:value-type="float" office:value="5.44521917292377" calcext:value-type="float">
            <text:p>5.4452191729</text:p>
          </table:table-cell>
          <table:table-cell table:formula="of:=[.G69]+[.I69]+[.K69]" office:value-type="float" office:value="21.9183891224055" calcext:value-type="float">
            <text:p>21.9183891224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9]+[.C69]" office:value-type="float" office:value="6.19999999999999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69]+[.L69]" office:value-type="float" office:value="1984.73884882184" calcext:value-type="float">
            <text:p>1984.7388488218</text:p>
          </table:table-cell>
          <table:table-cell table:formula="of:=[.D70]-[.E70]" office:value-type="float" office:value="15.2611511781613" calcext:value-type="float">
            <text:p>15.2611511782</text:p>
          </table:table-cell>
          <table:table-cell table:formula="of:=[.$B$1]*[.F70]" office:value-type="float" office:value="1.52611511781613" calcext:value-type="float">
            <text:p>1.5261151178</text:p>
          </table:table-cell>
          <table:table-cell table:formula="of:=([.H69]+[.F70])*[.C70]" office:value-type="float" office:value="1.95128898179697" calcext:value-type="float">
            <text:p>1.9512889818</text:p>
          </table:table-cell>
          <table:table-cell table:formula="of:=[.$B$2]*[.H70]" office:value-type="float" office:value="5.8538669453909" calcext:value-type="float">
            <text:p>5.8538669454</text:p>
          </table:table-cell>
          <table:table-cell table:formula="of:=([.F70]-[.F69])/[.C70]" office:value-type="float" office:value="-219.183891224056" calcext:value-type="float">
            <text:p>-219.1838912241</text:p>
          </table:table-cell>
          <table:table-cell table:formula="of:=[.$B$3]*[.J70]" office:value-type="float" office:value="8.76735564896226" calcext:value-type="float">
            <text:p>8.767355649</text:p>
          </table:table-cell>
          <table:table-cell table:formula="of:=[.G70]+[.I70]+[.K70]" office:value-type="float" office:value="16.1473377121693" calcext:value-type="float">
            <text:p>16.1473377122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70]+[.C70]" office:value-type="float" office:value="6.29999999999999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0]+[.L70]" office:value-type="float" office:value="2000.88618653401" calcext:value-type="float">
            <text:p>2000.886186534</text:p>
          </table:table-cell>
          <table:table-cell table:formula="of:=[.D71]-[.E71]" office:value-type="float" office:value="-0.886186534007948" calcext:value-type="float">
            <text:p>-0.886186534</text:p>
          </table:table-cell>
          <table:table-cell table:formula="of:=[.$B$1]*[.F71]" office:value-type="float" office:value="-0.0886186534007948" calcext:value-type="float">
            <text:p>-0.0886186534</text:p>
          </table:table-cell>
          <table:table-cell table:formula="of:=([.H70]+[.F71])*[.C71]" office:value-type="float" office:value="0.106510244778902" calcext:value-type="float">
            <text:p>0.1065102448</text:p>
          </table:table-cell>
          <table:table-cell table:formula="of:=[.$B$2]*[.H71]" office:value-type="float" office:value="0.319530734336706" calcext:value-type="float">
            <text:p>0.3195307343</text:p>
          </table:table-cell>
          <table:table-cell table:formula="of:=([.F71]-[.F70])/[.C71]" office:value-type="float" office:value="-161.473377121692" calcext:value-type="float">
            <text:p>-161.4733771217</text:p>
          </table:table-cell>
          <table:table-cell table:formula="of:=[.$B$3]*[.J71]" office:value-type="float" office:value="6.4589350848677" calcext:value-type="float">
            <text:p>6.4589350849</text:p>
          </table:table-cell>
          <table:table-cell table:formula="of:=[.G71]+[.I71]+[.K71]" office:value-type="float" office:value="6.68984716580361" calcext:value-type="float">
            <text:p>6.6898471658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1]+[.C71]" office:value-type="float" office:value="6.39999999999999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1]+[.L71]" office:value-type="float" office:value="2007.57603369981" calcext:value-type="float">
            <text:p>2007.5760336998</text:p>
          </table:table-cell>
          <table:table-cell table:formula="of:=[.D72]-[.E72]" office:value-type="float" office:value="-7.57603369981166" calcext:value-type="float">
            <text:p>-7.5760336998</text:p>
          </table:table-cell>
          <table:table-cell table:formula="of:=[.$B$1]*[.F72]" office:value-type="float" office:value="-0.757603369981166" calcext:value-type="float">
            <text:p>-0.75760337</text:p>
          </table:table-cell>
          <table:table-cell table:formula="of:=([.H71]+[.F72])*[.C72]" office:value-type="float" office:value="-0.746952345503276" calcext:value-type="float">
            <text:p>-0.7469523455</text:p>
          </table:table-cell>
          <table:table-cell table:formula="of:=[.$B$2]*[.H72]" office:value-type="float" office:value="-2.24085703650983" calcext:value-type="float">
            <text:p>-2.2408570365</text:p>
          </table:table-cell>
          <table:table-cell table:formula="of:=([.F72]-[.F71])/[.C72]" office:value-type="float" office:value="-66.8984716580371" calcext:value-type="float">
            <text:p>-66.898471658</text:p>
          </table:table-cell>
          <table:table-cell table:formula="of:=[.$B$3]*[.J72]" office:value-type="float" office:value="2.67593886632149" calcext:value-type="float">
            <text:p>2.6759388663</text:p>
          </table:table-cell>
          <table:table-cell table:formula="of:=[.G72]+[.I72]+[.K72]" office:value-type="float" office:value="-0.322521540169508" calcext:value-type="float">
            <text:p>-0.3225215402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2]+[.C72]" office:value-type="float" office:value="6.49999999999999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2]+[.L72]" office:value-type="float" office:value="2007.25351215964" calcext:value-type="float">
            <text:p>2007.2535121597</text:p>
          </table:table-cell>
          <table:table-cell table:formula="of:=[.D73]-[.E73]" office:value-type="float" office:value="-7.25351215964224" calcext:value-type="float">
            <text:p>-7.2535121596</text:p>
          </table:table-cell>
          <table:table-cell table:formula="of:=[.$B$1]*[.F73]" office:value-type="float" office:value="-0.725351215964224" calcext:value-type="float">
            <text:p>-0.725351216</text:p>
          </table:table-cell>
          <table:table-cell table:formula="of:=([.H72]+[.F73])*[.C73]" office:value-type="float" office:value="-0.800046450514552" calcext:value-type="float">
            <text:p>-0.8000464505</text:p>
          </table:table-cell>
          <table:table-cell table:formula="of:=[.$B$2]*[.H73]" office:value-type="float" office:value="-2.40013935154366" calcext:value-type="float">
            <text:p>-2.4001393515</text:p>
          </table:table-cell>
          <table:table-cell table:formula="of:=([.F73]-[.F72])/[.C73]" office:value-type="float" office:value="3.22521540169419" calcext:value-type="float">
            <text:p>3.2252154017</text:p>
          </table:table-cell>
          <table:table-cell table:formula="of:=[.$B$3]*[.J73]" office:value-type="float" office:value="-0.129008616067767" calcext:value-type="float">
            <text:p>-0.1290086161</text:p>
          </table:table-cell>
          <table:table-cell table:formula="of:=[.G73]+[.I73]+[.K73]" office:value-type="float" office:value="-3.25449918357565" calcext:value-type="float">
            <text:p>-3.2544991836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3]+[.C73]" office:value-type="float" office:value="6.59999999999999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3]+[.L73]" office:value-type="float" office:value="2003.99901297607" calcext:value-type="float">
            <text:p>2003.9990129761</text:p>
          </table:table-cell>
          <table:table-cell table:formula="of:=[.D74]-[.E74]" office:value-type="float" office:value="-3.99901297606652" calcext:value-type="float">
            <text:p>-3.9990129761</text:p>
          </table:table-cell>
          <table:table-cell table:formula="of:=[.$B$1]*[.F74]" office:value-type="float" office:value="-0.399901297606652" calcext:value-type="float">
            <text:p>-0.3999012976</text:p>
          </table:table-cell>
          <table:table-cell table:formula="of:=([.H73]+[.F74])*[.C74]" office:value-type="float" office:value="-0.479905942658108" calcext:value-type="float">
            <text:p>-0.4799059427</text:p>
          </table:table-cell>
          <table:table-cell table:formula="of:=[.$B$2]*[.H74]" office:value-type="float" office:value="-1.43971782797432" calcext:value-type="float">
            <text:p>-1.439717828</text:p>
          </table:table-cell>
          <table:table-cell table:formula="of:=([.F74]-[.F73])/[.C74]" office:value-type="float" office:value="32.5449918357572" calcext:value-type="float">
            <text:p>32.5449918358</text:p>
          </table:table-cell>
          <table:table-cell table:formula="of:=[.$B$3]*[.J74]" office:value-type="float" office:value="-1.30179967343029" calcext:value-type="float">
            <text:p>-1.3017996734</text:p>
          </table:table-cell>
          <table:table-cell table:formula="of:=[.G74]+[.I74]+[.K74]" office:value-type="float" office:value="-3.14141879901126" calcext:value-type="float">
            <text:p>-3.141418799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4]+[.C74]" office:value-type="float" office:value="6.69999999999999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4]+[.L74]" office:value-type="float" office:value="2000.85759417706" calcext:value-type="float">
            <text:p>2000.8575941771</text:p>
          </table:table-cell>
          <table:table-cell table:formula="of:=[.D75]-[.E75]" office:value-type="float" office:value="-0.857594177055262" calcext:value-type="float">
            <text:p>-0.8575941771</text:p>
          </table:table-cell>
          <table:table-cell table:formula="of:=[.$B$1]*[.F75]" office:value-type="float" office:value="-0.0857594177055262" calcext:value-type="float">
            <text:p>-0.0857594177</text:p>
          </table:table-cell>
          <table:table-cell table:formula="of:=([.H74]+[.F75])*[.C75]" office:value-type="float" office:value="-0.133750011971337" calcext:value-type="float">
            <text:p>-0.133750012</text:p>
          </table:table-cell>
          <table:table-cell table:formula="of:=[.$B$2]*[.H75]" office:value-type="float" office:value="-0.401250035914011" calcext:value-type="float">
            <text:p>-0.4012500359</text:p>
          </table:table-cell>
          <table:table-cell table:formula="of:=([.F75]-[.F74])/[.C75]" office:value-type="float" office:value="31.4141879901126" calcext:value-type="float">
            <text:p>31.4141879901</text:p>
          </table:table-cell>
          <table:table-cell table:formula="of:=[.$B$3]*[.J75]" office:value-type="float" office:value="-1.25656751960451" calcext:value-type="float">
            <text:p>-1.2565675196</text:p>
          </table:table-cell>
          <table:table-cell table:formula="of:=[.G75]+[.I75]+[.K75]" office:value-type="float" office:value="-1.74357697322404" calcext:value-type="float">
            <text:p>-1.7435769732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5]+[.C75]" office:value-type="float" office:value="6.79999999999999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5]+[.L75]" office:value-type="float" office:value="1999.11401720383" calcext:value-type="float">
            <text:p>1999.1140172038</text:p>
          </table:table-cell>
          <table:table-cell table:formula="of:=[.D76]-[.E76]" office:value-type="float" office:value="0.885982796168719" calcext:value-type="float">
            <text:p>0.8859827962</text:p>
          </table:table-cell>
          <table:table-cell table:formula="of:=[.$B$1]*[.F76]" office:value-type="float" office:value="0.0885982796168719" calcext:value-type="float">
            <text:p>0.0885982796</text:p>
          </table:table-cell>
          <table:table-cell table:formula="of:=([.H75]+[.F76])*[.C76]" office:value-type="float" office:value="0.0752232784197382" calcext:value-type="float">
            <text:p>0.0752232784</text:p>
          </table:table-cell>
          <table:table-cell table:formula="of:=[.$B$2]*[.H76]" office:value-type="float" office:value="0.225669835259215" calcext:value-type="float">
            <text:p>0.2256698353</text:p>
          </table:table-cell>
          <table:table-cell table:formula="of:=([.F76]-[.F75])/[.C76]" office:value-type="float" office:value="17.4357697322398" calcext:value-type="float">
            <text:p>17.4357697322</text:p>
          </table:table-cell>
          <table:table-cell table:formula="of:=[.$B$3]*[.J76]" office:value-type="float" office:value="-0.697430789289592" calcext:value-type="float">
            <text:p>-0.6974307893</text:p>
          </table:table-cell>
          <table:table-cell table:formula="of:=[.G76]+[.I76]+[.K76]" office:value-type="float" office:value="-0.383162674413506" calcext:value-type="float">
            <text:p>-0.3831626744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6]+[.C76]" office:value-type="float" office:value="6.8999999999999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6]+[.L76]" office:value-type="float" office:value="1998.73085452942" calcext:value-type="float">
            <text:p>1998.7308545294</text:p>
          </table:table-cell>
          <table:table-cell table:formula="of:=[.D77]-[.E77]" office:value-type="float" office:value="1.26914547058232" calcext:value-type="float">
            <text:p>1.2691454706</text:p>
          </table:table-cell>
          <table:table-cell table:formula="of:=[.$B$1]*[.F77]" office:value-type="float" office:value="0.126914547058232" calcext:value-type="float">
            <text:p>0.1269145471</text:p>
          </table:table-cell>
          <table:table-cell table:formula="of:=([.H76]+[.F77])*[.C77]" office:value-type="float" office:value="0.134436874900205" calcext:value-type="float">
            <text:p>0.1344368749</text:p>
          </table:table-cell>
          <table:table-cell table:formula="of:=[.$B$2]*[.H77]" office:value-type="float" office:value="0.403310624700616" calcext:value-type="float">
            <text:p>0.4033106247</text:p>
          </table:table-cell>
          <table:table-cell table:formula="of:=([.F77]-[.F76])/[.C77]" office:value-type="float" office:value="3.83162674413597" calcext:value-type="float">
            <text:p>3.8316267441</text:p>
          </table:table-cell>
          <table:table-cell table:formula="of:=[.$B$3]*[.J77]" office:value-type="float" office:value="-0.153265069765439" calcext:value-type="float">
            <text:p>-0.1532650698</text:p>
          </table:table-cell>
          <table:table-cell table:formula="of:=[.G77]+[.I77]+[.K77]" office:value-type="float" office:value="0.376960101993409" calcext:value-type="float">
            <text:p>0.376960102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7]+[.C77]" office:value-type="float" office:value="6.99999999999999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7]+[.L77]" office:value-type="float" office:value="1999.10781463141" calcext:value-type="float">
            <text:p>1999.1078146314</text:p>
          </table:table-cell>
          <table:table-cell table:formula="of:=[.D78]-[.E78]" office:value-type="float" office:value="0.892185368588798" calcext:value-type="float">
            <text:p>0.8921853686</text:p>
          </table:table-cell>
          <table:table-cell table:formula="of:=[.$B$1]*[.F78]" office:value-type="float" office:value="0.0892185368588798" calcext:value-type="float">
            <text:p>0.0892185369</text:p>
          </table:table-cell>
          <table:table-cell table:formula="of:=([.H77]+[.F78])*[.C78]" office:value-type="float" office:value="0.1026622243489" calcext:value-type="float">
            <text:p>0.1026622243</text:p>
          </table:table-cell>
          <table:table-cell table:formula="of:=[.$B$2]*[.H78]" office:value-type="float" office:value="0.307986673046701" calcext:value-type="float">
            <text:p>0.307986673</text:p>
          </table:table-cell>
          <table:table-cell table:formula="of:=([.F78]-[.F77])/[.C78]" office:value-type="float" office:value="-3.76960101993518" calcext:value-type="float">
            <text:p>-3.7696010199</text:p>
          </table:table-cell>
          <table:table-cell table:formula="of:=[.$B$3]*[.J78]" office:value-type="float" office:value="0.150784040797407" calcext:value-type="float">
            <text:p>0.1507840408</text:p>
          </table:table-cell>
          <table:table-cell table:formula="of:=[.G78]+[.I78]+[.K78]" office:value-type="float" office:value="0.547989250702988" calcext:value-type="float">
            <text:p>0.5479892507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8]+[.C78]" office:value-type="float" office:value="7.09999999999999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8]+[.L78]" office:value-type="float" office:value="1999.65580388211" calcext:value-type="float">
            <text:p>1999.6558038821</text:p>
          </table:table-cell>
          <table:table-cell table:formula="of:=[.D79]-[.E79]" office:value-type="float" office:value="0.344196117885758" calcext:value-type="float">
            <text:p>0.3441961179</text:p>
          </table:table-cell>
          <table:table-cell table:formula="of:=[.$B$1]*[.F79]" office:value-type="float" office:value="0.0344196117885758" calcext:value-type="float">
            <text:p>0.0344196118</text:p>
          </table:table-cell>
          <table:table-cell table:formula="of:=([.H78]+[.F79])*[.C79]" office:value-type="float" office:value="0.0446858342234659" calcext:value-type="float">
            <text:p>0.0446858342</text:p>
          </table:table-cell>
          <table:table-cell table:formula="of:=[.$B$2]*[.H79]" office:value-type="float" office:value="0.134057502670398" calcext:value-type="float">
            <text:p>0.1340575027</text:p>
          </table:table-cell>
          <table:table-cell table:formula="of:=([.F79]-[.F78])/[.C79]" office:value-type="float" office:value="-5.4798925070304" calcext:value-type="float">
            <text:p>-5.479892507</text:p>
          </table:table-cell>
          <table:table-cell table:formula="of:=[.$B$3]*[.J79]" office:value-type="float" office:value="0.219195700281216" calcext:value-type="float">
            <text:p>0.2191957003</text:p>
          </table:table-cell>
          <table:table-cell table:formula="of:=[.G79]+[.I79]+[.K79]" office:value-type="float" office:value="0.387672814740189" calcext:value-type="float">
            <text:p>0.3876728147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9]+[.C79]" office:value-type="float" office:value="7.19999999999999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79]+[.L79]" office:value-type="float" office:value="2000.04347669685" calcext:value-type="float">
            <text:p>2000.0434766969</text:p>
          </table:table-cell>
          <table:table-cell table:formula="of:=[.D80]-[.E80]" office:value-type="float" office:value="-0.0434766968544409" calcext:value-type="float">
            <text:p>-0.0434766969</text:p>
          </table:table-cell>
          <table:table-cell table:formula="of:=[.$B$1]*[.F80]" office:value-type="float" office:value="-0.00434766968544409" calcext:value-type="float">
            <text:p>-0.0043476697</text:p>
          </table:table-cell>
          <table:table-cell table:formula="of:=([.H79]+[.F80])*[.C80]" office:value-type="float" office:value="0.000120913736902498" calcext:value-type="float">
            <text:p>0.0001209137</text:p>
          </table:table-cell>
          <table:table-cell table:formula="of:=[.$B$2]*[.H80]" office:value-type="float" office:value="0.000362741210707493" calcext:value-type="float">
            <text:p>0.0003627412</text:p>
          </table:table-cell>
          <table:table-cell table:formula="of:=([.F80]-[.F79])/[.C80]" office:value-type="float" office:value="-3.87672814740199" calcext:value-type="float">
            <text:p>-3.8767281474</text:p>
          </table:table-cell>
          <table:table-cell table:formula="of:=[.$B$3]*[.J80]" office:value-type="float" office:value="0.15506912589608" calcext:value-type="float">
            <text:p>0.1550691259</text:p>
          </table:table-cell>
          <table:table-cell table:formula="of:=[.G80]+[.I80]+[.K80]" office:value-type="float" office:value="0.151084197421343" calcext:value-type="float">
            <text:p>0.1510841974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80]+[.C80]" office:value-type="float" office:value="7.29999999999999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0]+[.L80]" office:value-type="float" office:value="2000.19456089428" calcext:value-type="float">
            <text:p>2000.1945608943</text:p>
          </table:table-cell>
          <table:table-cell table:formula="of:=[.D81]-[.E81]" office:value-type="float" office:value="-0.19456089427581" calcext:value-type="float">
            <text:p>-0.1945608943</text:p>
          </table:table-cell>
          <table:table-cell table:formula="of:=[.$B$1]*[.F81]" office:value-type="float" office:value="-0.019456089427581" calcext:value-type="float">
            <text:p>-0.0194560894</text:p>
          </table:table-cell>
          <table:table-cell table:formula="of:=([.H80]+[.F81])*[.C81]" office:value-type="float" office:value="-0.0194439980538907" calcext:value-type="float">
            <text:p>-0.0194439981</text:p>
          </table:table-cell>
          <table:table-cell table:formula="of:=[.$B$2]*[.H81]" office:value-type="float" office:value="-0.0583319941616722" calcext:value-type="float">
            <text:p>-0.0583319942</text:p>
          </table:table-cell>
          <table:table-cell table:formula="of:=([.F81]-[.F80])/[.C81]" office:value-type="float" office:value="-1.51084197421369" calcext:value-type="float">
            <text:p>-1.5108419742</text:p>
          </table:table-cell>
          <table:table-cell table:formula="of:=[.$B$3]*[.J81]" office:value-type="float" office:value="0.0604336789685476" calcext:value-type="float">
            <text:p>0.060433679</text:p>
          </table:table-cell>
          <table:table-cell table:formula="of:=[.G81]+[.I81]+[.K81]" office:value-type="float" office:value="-0.0173544046207056" calcext:value-type="float">
            <text:p>-0.0173544046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81]+[.C81]" office:value-type="float" office:value="7.39999999999999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1]+[.L81]" office:value-type="float" office:value="2000.17720648965" calcext:value-type="float">
            <text:p>2000.1772064897</text:p>
          </table:table-cell>
          <table:table-cell table:formula="of:=[.D82]-[.E82]" office:value-type="float" office:value="-0.177206489655191" calcext:value-type="float">
            <text:p>-0.1772064897</text:p>
          </table:table-cell>
          <table:table-cell table:formula="of:=[.$B$1]*[.F82]" office:value-type="float" office:value="-0.0177206489655191" calcext:value-type="float">
            <text:p>-0.017720649</text:p>
          </table:table-cell>
          <table:table-cell table:formula="of:=([.H81]+[.F82])*[.C82]" office:value-type="float" office:value="-0.0196650487709082" calcext:value-type="float">
            <text:p>-0.0196650488</text:p>
          </table:table-cell>
          <table:table-cell table:formula="of:=[.$B$2]*[.H82]" office:value-type="float" office:value="-0.0589951463127245" calcext:value-type="float">
            <text:p>-0.0589951463</text:p>
          </table:table-cell>
          <table:table-cell table:formula="of:=([.F82]-[.F81])/[.C82]" office:value-type="float" office:value="0.173544046206189" calcext:value-type="float">
            <text:p>0.1735440462</text:p>
          </table:table-cell>
          <table:table-cell table:formula="of:=[.$B$3]*[.J82]" office:value-type="float" office:value="-0.00694176184824755" calcext:value-type="float">
            <text:p>-0.0069417618</text:p>
          </table:table-cell>
          <table:table-cell table:formula="of:=[.G82]+[.I82]+[.K82]" office:value-type="float" office:value="-0.0836575571264912" calcext:value-type="float">
            <text:p>-0.0836575571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2]+[.C82]" office:value-type="float" office:value="7.49999999999999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2]+[.L82]" office:value-type="float" office:value="2000.09354893253" calcext:value-type="float">
            <text:p>2000.0935489325</text:p>
          </table:table-cell>
          <table:table-cell table:formula="of:=[.D83]-[.E83]" office:value-type="float" office:value="-0.0935489325286198" calcext:value-type="float">
            <text:p>-0.0935489325</text:p>
          </table:table-cell>
          <table:table-cell table:formula="of:=[.$B$1]*[.F83]" office:value-type="float" office:value="-0.00935489325286198" calcext:value-type="float">
            <text:p>-0.0093548933</text:p>
          </table:table-cell>
          <table:table-cell table:formula="of:=([.H82]+[.F83])*[.C83]" office:value-type="float" office:value="-0.0113213981299528" calcext:value-type="float">
            <text:p>-0.0113213981</text:p>
          </table:table-cell>
          <table:table-cell table:formula="of:=[.$B$2]*[.H83]" office:value-type="float" office:value="-0.0339641943898584" calcext:value-type="float">
            <text:p>-0.0339641944</text:p>
          </table:table-cell>
          <table:table-cell table:formula="of:=([.F83]-[.F82])/[.C83]" office:value-type="float" office:value="0.836575571265712" calcext:value-type="float">
            <text:p>0.8365755713</text:p>
          </table:table-cell>
          <table:table-cell table:formula="of:=[.$B$3]*[.J83]" office:value-type="float" office:value="-0.0334630228506285" calcext:value-type="float">
            <text:p>-0.0334630229</text:p>
          </table:table-cell>
          <table:table-cell table:formula="of:=[.G83]+[.I83]+[.K83]" office:value-type="float" office:value="-0.0767821104933489" calcext:value-type="float">
            <text:p>-0.0767821105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3]+[.C83]" office:value-type="float" office:value="7.59999999999999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3]+[.L83]" office:value-type="float" office:value="2000.01676682204" calcext:value-type="float">
            <text:p>2000.016766822</text:p>
          </table:table-cell>
          <table:table-cell table:formula="of:=[.D84]-[.E84]" office:value-type="float" office:value="-0.0167668220353789" calcext:value-type="float">
            <text:p>-0.016766822</text:p>
          </table:table-cell>
          <table:table-cell table:formula="of:=[.$B$1]*[.F84]" office:value-type="float" office:value="-0.00167668220353789" calcext:value-type="float">
            <text:p>-0.0016766822</text:p>
          </table:table-cell>
          <table:table-cell table:formula="of:=([.H83]+[.F84])*[.C84]" office:value-type="float" office:value="-0.00280882201653317" calcext:value-type="float">
            <text:p>-0.002808822</text:p>
          </table:table-cell>
          <table:table-cell table:formula="of:=[.$B$2]*[.H84]" office:value-type="float" office:value="-0.00842646604959952" calcext:value-type="float">
            <text:p>-0.008426466</text:p>
          </table:table-cell>
          <table:table-cell table:formula="of:=([.F84]-[.F83])/[.C84]" office:value-type="float" office:value="0.767821104932409" calcext:value-type="float">
            <text:p>0.7678211049</text:p>
          </table:table-cell>
          <table:table-cell table:formula="of:=[.$B$3]*[.J84]" office:value-type="float" office:value="-0.0307128441972964" calcext:value-type="float">
            <text:p>-0.0307128442</text:p>
          </table:table-cell>
          <table:table-cell table:formula="of:=[.G84]+[.I84]+[.K84]" office:value-type="float" office:value="-0.0408159924504338" calcext:value-type="float">
            <text:p>-0.0408159925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4]+[.C84]" office:value-type="float" office:value="7.69999999999999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4]+[.L84]" office:value-type="float" office:value="1999.97595082959" calcext:value-type="float">
            <text:p>1999.9759508296</text:p>
          </table:table-cell>
          <table:table-cell table:formula="of:=[.D85]-[.E85]" office:value-type="float" office:value="0.0240491704150827" calcext:value-type="float">
            <text:p>0.0240491704</text:p>
          </table:table-cell>
          <table:table-cell table:formula="of:=[.$B$1]*[.F85]" office:value-type="float" office:value="0.00240491704150827" calcext:value-type="float">
            <text:p>0.002404917</text:p>
          </table:table-cell>
          <table:table-cell table:formula="of:=([.H84]+[.F85])*[.C85]" office:value-type="float" office:value="0.00212403483985495" calcext:value-type="float">
            <text:p>0.0021240348</text:p>
          </table:table-cell>
          <table:table-cell table:formula="of:=[.$B$2]*[.H85]" office:value-type="float" office:value="0.00637210451956486" calcext:value-type="float">
            <text:p>0.0063721045</text:p>
          </table:table-cell>
          <table:table-cell table:formula="of:=([.F85]-[.F84])/[.C85]" office:value-type="float" office:value="0.408159924504616" calcext:value-type="float">
            <text:p>0.4081599245</text:p>
          </table:table-cell>
          <table:table-cell table:formula="of:=[.$B$3]*[.J85]" office:value-type="float" office:value="-0.0163263969801847" calcext:value-type="float">
            <text:p>-0.016326397</text:p>
          </table:table-cell>
          <table:table-cell table:formula="of:=[.G85]+[.I85]+[.K85]" office:value-type="float" office:value="-0.00754937541911153" calcext:value-type="float">
            <text:p>-0.0075493754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5]+[.C85]" office:value-type="float" office:value="7.79999999999999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5]+[.L85]" office:value-type="float" office:value="1999.96840145417" calcext:value-type="float">
            <text:p>1999.9684014542</text:p>
          </table:table-cell>
          <table:table-cell table:formula="of:=[.D86]-[.E86]" office:value-type="float" office:value="0.0315985458341856" calcext:value-type="float">
            <text:p>0.0315985458</text:p>
          </table:table-cell>
          <table:table-cell table:formula="of:=[.$B$1]*[.F86]" office:value-type="float" office:value="0.00315985458341856" calcext:value-type="float">
            <text:p>0.0031598546</text:p>
          </table:table-cell>
          <table:table-cell table:formula="of:=([.H85]+[.F86])*[.C86]" office:value-type="float" office:value="0.00337225806740406" calcext:value-type="float">
            <text:p>0.0033722581</text:p>
          </table:table-cell>
          <table:table-cell table:formula="of:=[.$B$2]*[.H86]" office:value-type="float" office:value="0.0101167742022122" calcext:value-type="float">
            <text:p>0.0101167742</text:p>
          </table:table-cell>
          <table:table-cell table:formula="of:=([.F86]-[.F85])/[.C86]" office:value-type="float" office:value="0.0754937541910294" calcext:value-type="float">
            <text:p>0.0754937542</text:p>
          </table:table-cell>
          <table:table-cell table:formula="of:=[.$B$3]*[.J86]" office:value-type="float" office:value="-0.00301975016764118" calcext:value-type="float">
            <text:p>-0.0030197502</text:p>
          </table:table-cell>
          <table:table-cell table:formula="of:=[.G86]+[.I86]+[.K86]" office:value-type="float" office:value="0.0102568786179896" calcext:value-type="float">
            <text:p>0.0102568786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6]+[.C86]" office:value-type="float" office:value="7.8999999999999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6]+[.L86]" office:value-type="float" office:value="1999.97865833278" calcext:value-type="float">
            <text:p>1999.9786583328</text:p>
          </table:table-cell>
          <table:table-cell table:formula="of:=[.D87]-[.E87]" office:value-type="float" office:value="0.0213416672161202" calcext:value-type="float">
            <text:p>0.0213416672</text:p>
          </table:table-cell>
          <table:table-cell table:formula="of:=[.$B$1]*[.F87]" office:value-type="float" office:value="0.00213416672161202" calcext:value-type="float">
            <text:p>0.0021341667</text:p>
          </table:table-cell>
          <table:table-cell table:formula="of:=([.H86]+[.F87])*[.C87]" office:value-type="float" office:value="0.00247139252835242" calcext:value-type="float">
            <text:p>0.0024713925</text:p>
          </table:table-cell>
          <table:table-cell table:formula="of:=[.$B$2]*[.H87]" office:value-type="float" office:value="0.00741417758505727" calcext:value-type="float">
            <text:p>0.0074141776</text:p>
          </table:table-cell>
          <table:table-cell table:formula="of:=([.F87]-[.F86])/[.C87]" office:value-type="float" office:value="-0.102568786180655" calcext:value-type="float">
            <text:p>-0.1025687862</text:p>
          </table:table-cell>
          <table:table-cell table:formula="of:=[.$B$3]*[.J87]" office:value-type="float" office:value="0.00410275144722618" calcext:value-type="float">
            <text:p>0.0041027514</text:p>
          </table:table-cell>
          <table:table-cell table:formula="of:=[.G87]+[.I87]+[.K87]" office:value-type="float" office:value="0.0136510957538955" calcext:value-type="float">
            <text:p>0.0136510958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7]+[.C87]" office:value-type="float" office:value="7.99999999999999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7]+[.L87]" office:value-type="float" office:value="1999.99230942854" calcext:value-type="float">
            <text:p>1999.9923094285</text:p>
          </table:table-cell>
          <table:table-cell table:formula="of:=[.D88]-[.E88]" office:value-type="float" office:value="0.0076905714622626" calcext:value-type="float">
            <text:p>0.0076905715</text:p>
          </table:table-cell>
          <table:table-cell table:formula="of:=[.$B$1]*[.F88]" office:value-type="float" office:value="0.00076905714622626" calcext:value-type="float">
            <text:p>0.0007690571</text:p>
          </table:table-cell>
          <table:table-cell table:formula="of:=([.H87]+[.F88])*[.C88]" office:value-type="float" office:value="0.0010161963990615" calcext:value-type="float">
            <text:p>0.0010161964</text:p>
          </table:table-cell>
          <table:table-cell table:formula="of:=[.$B$2]*[.H88]" office:value-type="float" office:value="0.00304858919718451" calcext:value-type="float">
            <text:p>0.0030485892</text:p>
          </table:table-cell>
          <table:table-cell table:formula="of:=([.F88]-[.F87])/[.C88]" office:value-type="float" office:value="-0.136510957538576" calcext:value-type="float">
            <text:p>-0.1365109575</text:p>
          </table:table-cell>
          <table:table-cell table:formula="of:=[.$B$3]*[.J88]" office:value-type="float" office:value="0.00546043830154304" calcext:value-type="float">
            <text:p>0.0054604383</text:p>
          </table:table-cell>
          <table:table-cell table:formula="of:=[.G88]+[.I88]+[.K88]" office:value-type="float" office:value="0.0092780846449538" calcext:value-type="float">
            <text:p>0.0092780846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8]+[.C88]" office:value-type="float" office:value="8.09999999999999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8]+[.L88]" office:value-type="float" office:value="2000.00158751318" calcext:value-type="float">
            <text:p>2000.0015875132</text:p>
          </table:table-cell>
          <table:table-cell table:formula="of:=[.D89]-[.E89]" office:value-type="float" office:value="-0.0015875131825851" calcext:value-type="float">
            <text:p>-0.0015875132</text:p>
          </table:table-cell>
          <table:table-cell table:formula="of:=[.$B$1]*[.F89]" office:value-type="float" office:value="-0.00015875131825851" calcext:value-type="float">
            <text:p>-0.0001587513</text:p>
          </table:table-cell>
          <table:table-cell table:formula="of:=([.H88]+[.F89])*[.C89]" office:value-type="float" office:value="-0.0000571316783523596" calcext:value-type="float">
            <text:p>-5.71316783523596E-05</text:p>
          </table:table-cell>
          <table:table-cell table:formula="of:=[.$B$2]*[.H89]" office:value-type="float" office:value="-0.000171395035057079" calcext:value-type="float">
            <text:p>-0.000171395</text:p>
          </table:table-cell>
          <table:table-cell table:formula="of:=([.F89]-[.F88])/[.C89]" office:value-type="float" office:value="-0.092780846448477" calcext:value-type="float">
            <text:p>-0.0927808464</text:p>
          </table:table-cell>
          <table:table-cell table:formula="of:=[.$B$3]*[.J89]" office:value-type="float" office:value="0.00371123385793908" calcext:value-type="float">
            <text:p>0.0037112339</text:p>
          </table:table-cell>
          <table:table-cell table:formula="of:=[.G89]+[.I89]+[.K89]" office:value-type="float" office:value="0.00338108750462349" calcext:value-type="float">
            <text:p>0.0033810875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9]+[.C89]" office:value-type="float" office:value="8.19999999999999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89]+[.L89]" office:value-type="float" office:value="2000.00496860069" calcext:value-type="float">
            <text:p>2000.0049686007</text:p>
          </table:table-cell>
          <table:table-cell table:formula="of:=[.D90]-[.E90]" office:value-type="float" office:value="-0.00496860068710703" calcext:value-type="float">
            <text:p>-0.0049686007</text:p>
          </table:table-cell>
          <table:table-cell table:formula="of:=[.$B$1]*[.F90]" office:value-type="float" office:value="-0.000496860068710703" calcext:value-type="float">
            <text:p>-0.0004968601</text:p>
          </table:table-cell>
          <table:table-cell table:formula="of:=([.H89]+[.F90])*[.C90]" office:value-type="float" office:value="-0.000502573236545939" calcext:value-type="float">
            <text:p>-0.0005025732</text:p>
          </table:table-cell>
          <table:table-cell table:formula="of:=[.$B$2]*[.H90]" office:value-type="float" office:value="-0.00150771970963782" calcext:value-type="float">
            <text:p>-0.0015077197</text:p>
          </table:table-cell>
          <table:table-cell table:formula="of:=([.F90]-[.F89])/[.C90]" office:value-type="float" office:value="-0.0338108750452193" calcext:value-type="float">
            <text:p>-0.033810875</text:p>
          </table:table-cell>
          <table:table-cell table:formula="of:=[.$B$3]*[.J90]" office:value-type="float" office:value="0.00135243500180877" calcext:value-type="float">
            <text:p>0.001352435</text:p>
          </table:table-cell>
          <table:table-cell table:formula="of:=[.G90]+[.I90]+[.K90]" office:value-type="float" office:value="-0.000652144776539748" calcext:value-type="float">
            <text:p>-0.0006521448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90]+[.C90]" office:value-type="float" office:value="8.29999999999999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0]+[.L90]" office:value-type="float" office:value="2000.00431645591" calcext:value-type="float">
            <text:p>2000.0043164559</text:p>
          </table:table-cell>
          <table:table-cell table:formula="of:=[.D91]-[.E91]" office:value-type="float" office:value="-0.00431645591061169" calcext:value-type="float">
            <text:p>-0.0043164559</text:p>
          </table:table-cell>
          <table:table-cell table:formula="of:=[.$B$1]*[.F91]" office:value-type="float" office:value="-0.000431645591061169" calcext:value-type="float">
            <text:p>-0.0004316456</text:p>
          </table:table-cell>
          <table:table-cell table:formula="of:=([.H90]+[.F91])*[.C91]" office:value-type="float" office:value="-0.000481902914715763" calcext:value-type="float">
            <text:p>-0.0004819029</text:p>
          </table:table-cell>
          <table:table-cell table:formula="of:=[.$B$2]*[.H91]" office:value-type="float" office:value="-0.00144570874414729" calcext:value-type="float">
            <text:p>-0.0014457087</text:p>
          </table:table-cell>
          <table:table-cell table:formula="of:=([.F91]-[.F90])/[.C91]" office:value-type="float" office:value="0.00652144776495334" calcext:value-type="float">
            <text:p>0.0065214478</text:p>
          </table:table-cell>
          <table:table-cell table:formula="of:=[.$B$3]*[.J91]" office:value-type="float" office:value="-0.000260857910598133" calcext:value-type="float">
            <text:p>-0.0002608579</text:p>
          </table:table-cell>
          <table:table-cell table:formula="of:=[.G91]+[.I91]+[.K91]" office:value-type="float" office:value="-0.00213821224580659" calcext:value-type="float">
            <text:p>-0.0021382122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91]+[.C91]" office:value-type="float" office:value="8.39999999999999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1]+[.L91]" office:value-type="float" office:value="2000.00217824366" calcext:value-type="float">
            <text:p>2000.0021782437</text:p>
          </table:table-cell>
          <table:table-cell table:formula="of:=[.D92]-[.E92]" office:value-type="float" office:value="-0.00217824366472996" calcext:value-type="float">
            <text:p>-0.0021782437</text:p>
          </table:table-cell>
          <table:table-cell table:formula="of:=[.$B$1]*[.F92]" office:value-type="float" office:value="-0.000217824366472996" calcext:value-type="float">
            <text:p>-0.0002178244</text:p>
          </table:table-cell>
          <table:table-cell table:formula="of:=([.H91]+[.F92])*[.C92]" office:value-type="float" office:value="-0.000266014657944573" calcext:value-type="float">
            <text:p>-0.0002660147</text:p>
          </table:table-cell>
          <table:table-cell table:formula="of:=[.$B$2]*[.H92]" office:value-type="float" office:value="-0.000798043973833718" calcext:value-type="float">
            <text:p>-0.000798044</text:p>
          </table:table-cell>
          <table:table-cell table:formula="of:=([.F92]-[.F91])/[.C92]" office:value-type="float" office:value="0.0213821224588173" calcext:value-type="float">
            <text:p>0.0213821225</text:p>
          </table:table-cell>
          <table:table-cell table:formula="of:=[.$B$3]*[.J92]" office:value-type="float" office:value="-0.000855284898352693" calcext:value-type="float">
            <text:p>-0.0008552849</text:p>
          </table:table-cell>
          <table:table-cell table:formula="of:=[.G92]+[.I92]+[.K92]" office:value-type="float" office:value="-0.00187115323865941" calcext:value-type="float">
            <text:p>-0.0018711532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2]+[.C92]" office:value-type="float" office:value="8.49999999999999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2]+[.L92]" office:value-type="float" office:value="2000.00030709043" calcext:value-type="float">
            <text:p>2000.0003070904</text:p>
          </table:table-cell>
          <table:table-cell table:formula="of:=[.D93]-[.E93]" office:value-type="float" office:value="-0.000307090426076684" calcext:value-type="float">
            <text:p>-0.0003070904</text:p>
          </table:table-cell>
          <table:table-cell table:formula="of:=[.$B$1]*[.F93]" office:value-type="float" office:value="-0.0000307090426076684" calcext:value-type="float">
            <text:p>-0.000030709</text:p>
          </table:table-cell>
          <table:table-cell table:formula="of:=([.H92]+[.F93])*[.C93]" office:value-type="float" office:value="-0.0000573105084021256" calcext:value-type="float">
            <text:p>-5.73105084021256E-05</text:p>
          </table:table-cell>
          <table:table-cell table:formula="of:=[.$B$2]*[.H93]" office:value-type="float" office:value="-0.000171931525206377" calcext:value-type="float">
            <text:p>-0.0001719315</text:p>
          </table:table-cell>
          <table:table-cell table:formula="of:=([.F93]-[.F92])/[.C93]" office:value-type="float" office:value="0.0187115323865328" calcext:value-type="float">
            <text:p>0.0187115324</text:p>
          </table:table-cell>
          <table:table-cell table:formula="of:=[.$B$3]*[.J93]" office:value-type="float" office:value="-0.000748461295461311" calcext:value-type="float">
            <text:p>-0.0007484613</text:p>
          </table:table-cell>
          <table:table-cell table:formula="of:=[.G93]+[.I93]+[.K93]" office:value-type="float" office:value="-0.000951101863275357" calcext:value-type="float">
            <text:p>-0.0009511019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3]+[.C93]" office:value-type="float" office:value="8.59999999999999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3]+[.L93]" office:value-type="float" office:value="1999.99935598856" calcext:value-type="float">
            <text:p>1999.9993559886</text:p>
          </table:table-cell>
          <table:table-cell table:formula="of:=[.D94]-[.E94]" office:value-type="float" office:value="0.000644011437088921" calcext:value-type="float">
            <text:p>0.0006440114</text:p>
          </table:table-cell>
          <table:table-cell table:formula="of:=[.$B$1]*[.F94]" office:value-type="float" office:value="0.0000644011437088921" calcext:value-type="float">
            <text:p>6.44011437088921E-05</text:p>
          </table:table-cell>
          <table:table-cell table:formula="of:=([.H93]+[.F94])*[.C94]" office:value-type="float" office:value="0.0000586700928686795" calcext:value-type="float">
            <text:p>5.86700928686795E-05</text:p>
          </table:table-cell>
          <table:table-cell table:formula="of:=[.$B$2]*[.H94]" office:value-type="float" office:value="0.000176010278606038" calcext:value-type="float">
            <text:p>0.0001760103</text:p>
          </table:table-cell>
          <table:table-cell table:formula="of:=([.F94]-[.F93])/[.C94]" office:value-type="float" office:value="0.00951101863165604" calcext:value-type="float">
            <text:p>0.0095110186</text:p>
          </table:table-cell>
          <table:table-cell table:formula="of:=[.$B$3]*[.J94]" office:value-type="float" office:value="-0.000380440745266242" calcext:value-type="float">
            <text:p>-0.0003804407</text:p>
          </table:table-cell>
          <table:table-cell table:formula="of:=[.G94]+[.I94]+[.K94]" office:value-type="float" office:value="-0.000140029322951311" calcext:value-type="float">
            <text:p>-0.0001400293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4]+[.C94]" office:value-type="float" office:value="8.69999999999999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4]+[.L94]" office:value-type="float" office:value="1999.99921595924" calcext:value-type="float">
            <text:p>1999.9992159592</text:p>
          </table:table-cell>
          <table:table-cell table:formula="of:=[.D95]-[.E95]" office:value-type="float" office:value="0.000784040759981508" calcext:value-type="float">
            <text:p>0.0007840408</text:p>
          </table:table-cell>
          <table:table-cell table:formula="of:=[.$B$1]*[.F95]" office:value-type="float" office:value="0.0000784040759981508" calcext:value-type="float">
            <text:p>7.84040759981508E-05</text:p>
          </table:table-cell>
          <table:table-cell table:formula="of:=([.H94]+[.F95])*[.C95]" office:value-type="float" office:value="0.0000842710852850188" calcext:value-type="float">
            <text:p>8.42710852850188E-05</text:p>
          </table:table-cell>
          <table:table-cell table:formula="of:=[.$B$2]*[.H95]" office:value-type="float" office:value="0.000252813255855056" calcext:value-type="float">
            <text:p>0.0002528133</text:p>
          </table:table-cell>
          <table:table-cell table:formula="of:=([.F95]-[.F94])/[.C95]" office:value-type="float" office:value="0.00140029322892588" calcext:value-type="float">
            <text:p>0.0014002932</text:p>
          </table:table-cell>
          <table:table-cell table:formula="of:=[.$B$3]*[.J95]" office:value-type="float" office:value="-0.000056011729157035" calcext:value-type="float">
            <text:p>-5.6011729157035E-05</text:p>
          </table:table-cell>
          <table:table-cell table:formula="of:=[.G95]+[.I95]+[.K95]" office:value-type="float" office:value="0.000275205602696172" calcext:value-type="float">
            <text:p>0.0002752056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5]+[.C95]" office:value-type="float" office:value="8.79999999999999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5]+[.L95]" office:value-type="float" office:value="1999.99949116484" calcext:value-type="float">
            <text:p>1999.9994911649</text:p>
          </table:table-cell>
          <table:table-cell table:formula="of:=[.D96]-[.E96]" office:value-type="float" office:value="0.000508835157233989" calcext:value-type="float">
            <text:p>0.0005088352</text:p>
          </table:table-cell>
          <table:table-cell table:formula="of:=[.$B$1]*[.F96]" office:value-type="float" office:value="0.0000508835157233989" calcext:value-type="float">
            <text:p>5.08835157233989E-05</text:p>
          </table:table-cell>
          <table:table-cell table:formula="of:=([.H95]+[.F96])*[.C96]" office:value-type="float" office:value="0.0000593106242519008" calcext:value-type="float">
            <text:p>5.93106242519008E-05</text:p>
          </table:table-cell>
          <table:table-cell table:formula="of:=[.$B$2]*[.H96]" office:value-type="float" office:value="0.000177931872755702" calcext:value-type="float">
            <text:p>0.0001779319</text:p>
          </table:table-cell>
          <table:table-cell table:formula="of:=([.F96]-[.F95])/[.C96]" office:value-type="float" office:value="-0.00275205602747519" calcext:value-type="float">
            <text:p>-0.002752056</text:p>
          </table:table-cell>
          <table:table-cell table:formula="of:=[.$B$3]*[.J96]" office:value-type="float" office:value="0.000110082241099008" calcext:value-type="float">
            <text:p>0.0001100822</text:p>
          </table:table-cell>
          <table:table-cell table:formula="of:=[.G96]+[.I96]+[.K96]" office:value-type="float" office:value="0.000338897629578109" calcext:value-type="float">
            <text:p>0.0003388976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6]+[.C96]" office:value-type="float" office:value="8.89999999999998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6]+[.L96]" office:value-type="float" office:value="1999.99983006247" calcext:value-type="float">
            <text:p>1999.9998300625</text:p>
          </table:table-cell>
          <table:table-cell table:formula="of:=[.D97]-[.E97]" office:value-type="float" office:value="0.000169937527743969" calcext:value-type="float">
            <text:p>0.0001699375</text:p>
          </table:table-cell>
          <table:table-cell table:formula="of:=[.$B$1]*[.F97]" office:value-type="float" office:value="0.0000169937527743969" calcext:value-type="float">
            <text:p>1.69937527743969E-05</text:p>
          </table:table-cell>
          <table:table-cell table:formula="of:=([.H96]+[.F97])*[.C97]" office:value-type="float" office:value="0.0000229248151995869" calcext:value-type="float">
            <text:p>2.29248151995869E-05</text:p>
          </table:table-cell>
          <table:table-cell table:formula="of:=[.$B$2]*[.H97]" office:value-type="float" office:value="0.0000687744455987608" calcext:value-type="float">
            <text:p>6.87744455987608E-05</text:p>
          </table:table-cell>
          <table:table-cell table:formula="of:=([.F97]-[.F96])/[.C97]" office:value-type="float" office:value="-0.0033889762949002" calcext:value-type="float">
            <text:p>-0.0033889763</text:p>
          </table:table-cell>
          <table:table-cell table:formula="of:=[.$B$3]*[.J97]" office:value-type="float" office:value="0.000135559051796008" calcext:value-type="float">
            <text:p>0.0001355591</text:p>
          </table:table-cell>
          <table:table-cell table:formula="of:=[.G97]+[.I97]+[.K97]" office:value-type="float" office:value="0.000221327250169166" calcext:value-type="float">
            <text:p>0.0002213273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7]+[.C97]" office:value-type="float" office:value="8.99999999999998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7]+[.L97]" office:value-type="float" office:value="2000.00005138972" calcext:value-type="float">
            <text:p>2000.0000513897</text:p>
          </table:table-cell>
          <table:table-cell table:formula="of:=[.D98]-[.E98]" office:value-type="float" office:value="-0.0000513897223299864" calcext:value-type="float">
            <text:p>-5.13897223299864E-05</text:p>
          </table:table-cell>
          <table:table-cell table:formula="of:=[.$B$1]*[.F98]" office:value-type="float" office:value="-0.00000513897223299864" calcext:value-type="float">
            <text:p>-0.000005139</text:p>
          </table:table-cell>
          <table:table-cell table:formula="of:=([.H97]+[.F98])*[.C98]" office:value-type="float" office:value="-0.00000284649071303995" calcext:value-type="float">
            <text:p>-2.84649071303995E-06</text:p>
          </table:table-cell>
          <table:table-cell table:formula="of:=[.$B$2]*[.H98]" office:value-type="float" office:value="-0.00000853947213911984" calcext:value-type="float">
            <text:p>-8.53947213911984E-06</text:p>
          </table:table-cell>
          <table:table-cell table:formula="of:=([.F98]-[.F97])/[.C98]" office:value-type="float" office:value="-0.00221327250073955" calcext:value-type="float">
            <text:p>-0.0022132725</text:p>
          </table:table-cell>
          <table:table-cell table:formula="of:=[.$B$3]*[.J98]" office:value-type="float" office:value="0.000088530900029582" calcext:value-type="float">
            <text:p>8.8530900029582E-05</text:p>
          </table:table-cell>
          <table:table-cell table:formula="of:=[.G98]+[.I98]+[.K98]" office:value-type="float" office:value="0.0000748524556574635" calcext:value-type="float">
            <text:p>7.48524556574635E-05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8]+[.C98]" office:value-type="float" office:value="9.09999999999998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8]+[.L98]" office:value-type="float" office:value="2000.00012624218" calcext:value-type="float">
            <text:p>2000.0001262422</text:p>
          </table:table-cell>
          <table:table-cell table:formula="of:=[.D99]-[.E99]" office:value-type="float" office:value="-0.000126242177884706" calcext:value-type="float">
            <text:p>-0.0001262422</text:p>
          </table:table-cell>
          <table:table-cell table:formula="of:=[.$B$1]*[.F99]" office:value-type="float" office:value="-0.0000126242177884706" calcext:value-type="float">
            <text:p>-1.26242177884706E-05</text:p>
          </table:table-cell>
          <table:table-cell table:formula="of:=([.H98]+[.F99])*[.C99]" office:value-type="float" office:value="-0.0000129088668597746" calcext:value-type="float">
            <text:p>-1.29088668597746E-05</text:p>
          </table:table-cell>
          <table:table-cell table:formula="of:=[.$B$2]*[.H99]" office:value-type="float" office:value="-0.0000387266005793237" calcext:value-type="float">
            <text:p>-3.87266005793237E-05</text:p>
          </table:table-cell>
          <table:table-cell table:formula="of:=([.F99]-[.F98])/[.C99]" office:value-type="float" office:value="-0.000748524555547192" calcext:value-type="float">
            <text:p>-0.0007485246</text:p>
          </table:table-cell>
          <table:table-cell table:formula="of:=[.$B$3]*[.J99]" office:value-type="float" office:value="0.0000299409822218877" calcext:value-type="float">
            <text:p>0.000029941</text:p>
          </table:table-cell>
          <table:table-cell table:formula="of:=[.G99]+[.I99]+[.K99]" office:value-type="float" office:value="-0.0000214098361459065" calcext:value-type="float">
            <text:p>-2.14098361459065E-05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9]+[.C99]" office:value-type="float" office:value="9.19999999999998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99]+[.L99]" office:value-type="float" office:value="2000.00010483234" calcext:value-type="float">
            <text:p>2000.0001048324</text:p>
          </table:table-cell>
          <table:table-cell table:formula="of:=[.D100]-[.E100]" office:value-type="float" office:value="-0.000104832341776273" calcext:value-type="float">
            <text:p>-0.0001048323</text:p>
          </table:table-cell>
          <table:table-cell table:formula="of:=[.$B$1]*[.F100]" office:value-type="float" office:value="-0.0000104832341776273" calcext:value-type="float">
            <text:p>-1.04832341776273E-05</text:p>
          </table:table-cell>
          <table:table-cell table:formula="of:=([.H99]+[.F100])*[.C100]" office:value-type="float" office:value="-0.0000117741208636048" calcext:value-type="float">
            <text:p>-1.17741208636048E-05</text:p>
          </table:table-cell>
          <table:table-cell table:formula="of:=[.$B$2]*[.H100]" office:value-type="float" office:value="-0.0000353223625908143" calcext:value-type="float">
            <text:p>-3.53223625908143E-05</text:p>
          </table:table-cell>
          <table:table-cell table:formula="of:=([.F100]-[.F99])/[.C100]" office:value-type="float" office:value="0.000214098361084325" calcext:value-type="float">
            <text:p>0.0002140984</text:p>
          </table:table-cell>
          <table:table-cell table:formula="of:=[.$B$3]*[.J100]" office:value-type="float" office:value="-0.000008563934443373" calcext:value-type="float">
            <text:p>-8.563934443373E-06</text:p>
          </table:table-cell>
          <table:table-cell table:formula="of:=[.G100]+[.I100]+[.K100]" office:value-type="float" office:value="-0.0000543695312118146" calcext:value-type="float">
            <text:p>-5.43695312118146E-05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00]+[.C100]" office:value-type="float" office:value="9.29999999999998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0]+[.L100]" office:value-type="float" office:value="2000.00005046281" calcext:value-type="float">
            <text:p>2000.0000504628</text:p>
          </table:table-cell>
          <table:table-cell table:formula="of:=[.D101]-[.E101]" office:value-type="float" office:value="-0.0000504628105773008" calcext:value-type="float">
            <text:p>-5.04628105773008E-05</text:p>
          </table:table-cell>
          <table:table-cell table:formula="of:=[.$B$1]*[.F101]" office:value-type="float" office:value="-0.00000504628105773008" calcext:value-type="float">
            <text:p>-5.04628105773008E-06</text:p>
          </table:table-cell>
          <table:table-cell table:formula="of:=([.H100]+[.F101])*[.C101]" office:value-type="float" office:value="-0.00000622369314409056" calcext:value-type="float">
            <text:p>-6.22369314409056E-06</text:p>
          </table:table-cell>
          <table:table-cell table:formula="of:=[.$B$2]*[.H101]" office:value-type="float" office:value="-0.0000186710794322717" calcext:value-type="float">
            <text:p>-1.86710794322717E-05</text:p>
          </table:table-cell>
          <table:table-cell table:formula="of:=([.F101]-[.F100])/[.C101]" office:value-type="float" office:value="0.000543695311989723" calcext:value-type="float">
            <text:p>0.0005436953</text:p>
          </table:table-cell>
          <table:table-cell table:formula="of:=[.$B$3]*[.J101]" office:value-type="float" office:value="-0.0000217478124795889" calcext:value-type="float">
            <text:p>-2.17478124795889E-05</text:p>
          </table:table-cell>
          <table:table-cell table:formula="of:=[.G101]+[.I101]+[.K101]" office:value-type="float" office:value="-0.0000454651729695907" calcext:value-type="float">
            <text:p>-4.54651729695907E-05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01]+[.C101]" office:value-type="float" office:value="9.39999999999998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1]+[.L101]" office:value-type="float" office:value="2000.00000499764" calcext:value-type="float">
            <text:p>2000.0000049976</text:p>
          </table:table-cell>
          <table:table-cell table:formula="of:=[.D102]-[.E102]" office:value-type="float" office:value="-0.0000049976376885752" calcext:value-type="float">
            <text:p>-4.9976376885752E-06</text:p>
          </table:table-cell>
          <table:table-cell table:formula="of:=[.$B$1]*[.F102]" office:value-type="float" office:value="-0.00000049976376885752" calcext:value-type="float">
            <text:p>-4.9976376885752E-07</text:p>
          </table:table-cell>
          <table:table-cell table:formula="of:=([.H101]+[.F102])*[.C102]" office:value-type="float" office:value="-0.00000112213308326658" calcext:value-type="float">
            <text:p>-1.12213308326658E-06</text:p>
          </table:table-cell>
          <table:table-cell table:formula="of:=[.$B$2]*[.H102]" office:value-type="float" office:value="-0.00000336639924979973" calcext:value-type="float">
            <text:p>-3.36639924979973E-06</text:p>
          </table:table-cell>
          <table:table-cell table:formula="of:=([.F102]-[.F101])/[.C102]" office:value-type="float" office:value="0.000454651728887257" calcext:value-type="float">
            <text:p>0.0004546517</text:p>
          </table:table-cell>
          <table:table-cell table:formula="of:=[.$B$3]*[.J102]" office:value-type="float" office:value="-0.0000181860691554903" calcext:value-type="float">
            <text:p>-1.81860691554903E-05</text:p>
          </table:table-cell>
          <table:table-cell table:formula="of:=[.G102]+[.I102]+[.K102]" office:value-type="float" office:value="-0.0000220522321741475" calcext:value-type="float">
            <text:p>-2.20522321741475E-05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2]+[.C102]" office:value-type="float" office:value="9.49999999999998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2]+[.L102]" office:value-type="float" office:value="1999.99998294541" calcext:value-type="float">
            <text:p>1999.9999829454</text:p>
          </table:table-cell>
          <table:table-cell table:formula="of:=[.D103]-[.E103]" office:value-type="float" office:value="0.000017054594536603" calcext:value-type="float">
            <text:p>1.7054594536603E-05</text:p>
          </table:table-cell>
          <table:table-cell table:formula="of:=[.$B$1]*[.F103]" office:value-type="float" office:value="0.0000017054594536603" calcext:value-type="float">
            <text:p>1.7054594536603E-06</text:p>
          </table:table-cell>
          <table:table-cell table:formula="of:=([.H102]+[.F103])*[.C103]" office:value-type="float" office:value="0.00000159324614533364" calcext:value-type="float">
            <text:p>1.59324614533364E-06</text:p>
          </table:table-cell>
          <table:table-cell table:formula="of:=[.$B$2]*[.H103]" office:value-type="float" office:value="0.00000477973843600092" calcext:value-type="float">
            <text:p>4.77973843600092E-06</text:p>
          </table:table-cell>
          <table:table-cell table:formula="of:=([.F103]-[.F102])/[.C103]" office:value-type="float" office:value="0.000220522322251782" calcext:value-type="float">
            <text:p>0.0002205223</text:p>
          </table:table-cell>
          <table:table-cell table:formula="of:=[.$B$3]*[.J103]" office:value-type="float" office:value="-0.00000882089289007127" calcext:value-type="float">
            <text:p>-8.82089289007127E-06</text:p>
          </table:table-cell>
          <table:table-cell table:formula="of:=[.G103]+[.I103]+[.K103]" office:value-type="float" office:value="-0.00000233569500041005" calcext:value-type="float">
            <text:p>-2.33569500041005E-06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3]+[.C103]" office:value-type="float" office:value="9.59999999999998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3]+[.L103]" office:value-type="float" office:value="1999.99998060971" calcext:value-type="float">
            <text:p>1999.9999806097</text:p>
          </table:table-cell>
          <table:table-cell table:formula="of:=[.D104]-[.E104]" office:value-type="float" office:value="0.0000193902894807252" calcext:value-type="float">
            <text:p>1.93902894807252E-05</text:p>
          </table:table-cell>
          <table:table-cell table:formula="of:=[.$B$1]*[.F104]" office:value-type="float" office:value="0.00000193902894807252" calcext:value-type="float">
            <text:p>0.000001939</text:p>
          </table:table-cell>
          <table:table-cell table:formula="of:=([.H103]+[.F104])*[.C104]" office:value-type="float" office:value="0.00000209835356260588" calcext:value-type="float">
            <text:p>2.09835356260588E-06</text:p>
          </table:table-cell>
          <table:table-cell table:formula="of:=[.$B$2]*[.H104]" office:value-type="float" office:value="0.00000629506068781765" calcext:value-type="float">
            <text:p>6.29506068781765E-06</text:p>
          </table:table-cell>
          <table:table-cell table:formula="of:=([.F104]-[.F103])/[.C104]" office:value-type="float" office:value="0.0000233569494412222" calcext:value-type="float">
            <text:p>2.33569494412222E-05</text:p>
          </table:table-cell>
          <table:table-cell table:formula="of:=[.$B$3]*[.J104]" office:value-type="float" office:value="-0.00000093427797764889" calcext:value-type="float">
            <text:p>-9.3427797764889E-07</text:p>
          </table:table-cell>
          <table:table-cell table:formula="of:=[.G104]+[.I104]+[.K104]" office:value-type="float" office:value="0.00000729981165824128" calcext:value-type="float">
            <text:p>7.29981165824128E-06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4]+[.C104]" office:value-type="float" office:value="9.69999999999998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4]+[.L104]" office:value-type="float" office:value="1999.99998790952" calcext:value-type="float">
            <text:p>1999.9999879095</text:p>
          </table:table-cell>
          <table:table-cell table:formula="of:=[.D105]-[.E105]" office:value-type="float" office:value="0.0000120904778668773" calcext:value-type="float">
            <text:p>1.20904778668773E-05</text:p>
          </table:table-cell>
          <table:table-cell table:formula="of:=[.$B$1]*[.F105]" office:value-type="float" office:value="0.00000120904778668773" calcext:value-type="float">
            <text:p>0.000001209</text:p>
          </table:table-cell>
          <table:table-cell table:formula="of:=([.H104]+[.F105])*[.C105]" office:value-type="float" office:value="0.00000141888314294832" calcext:value-type="float">
            <text:p>1.41888314294832E-06</text:p>
          </table:table-cell>
          <table:table-cell table:formula="of:=[.$B$2]*[.H105]" office:value-type="float" office:value="0.00000425664942884497" calcext:value-type="float">
            <text:p>4.25664942884497E-06</text:p>
          </table:table-cell>
          <table:table-cell table:formula="of:=([.F105]-[.F104])/[.C105]" office:value-type="float" office:value="-0.0000729981161384785" calcext:value-type="float">
            <text:p>-7.29981161384785E-05</text:p>
          </table:table-cell>
          <table:table-cell table:formula="of:=[.$B$3]*[.J105]" office:value-type="float" office:value="0.00000291992464553914" calcext:value-type="float">
            <text:p>2.91992464553914E-06</text:p>
          </table:table-cell>
          <table:table-cell table:formula="of:=[.G105]+[.I105]+[.K105]" office:value-type="float" office:value="0.00000838562186107184" calcext:value-type="float">
            <text:p>8.38562186107184E-06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5]+[.C105]" office:value-type="float" office:value="9.7999999999999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5]+[.L105]" office:value-type="float" office:value="1999.99999629514" calcext:value-type="float">
            <text:p>1999.9999962952</text:p>
          </table:table-cell>
          <table:table-cell table:formula="of:=[.D106]-[.E106]" office:value-type="float" office:value="0.00000370485599887616" calcext:value-type="float">
            <text:p>3.70485599887616E-06</text:p>
          </table:table-cell>
          <table:table-cell table:formula="of:=[.$B$1]*[.F106]" office:value-type="float" office:value="0.000000370485599887616" calcext:value-type="float">
            <text:p>3.70485599887616E-07</text:p>
          </table:table-cell>
          <table:table-cell table:formula="of:=([.H105]+[.F106])*[.C106]" office:value-type="float" office:value="0.000000512373914182448" calcext:value-type="float">
            <text:p>5.12373914182448E-07</text:p>
          </table:table-cell>
          <table:table-cell table:formula="of:=[.$B$2]*[.H106]" office:value-type="float" office:value="0.00000153712174254734" calcext:value-type="float">
            <text:p>1.53712174254734E-06</text:p>
          </table:table-cell>
          <table:table-cell table:formula="of:=([.F106]-[.F105])/[.C106]" office:value-type="float" office:value="-0.0000838562186800118" calcext:value-type="float">
            <text:p>-8.38562186800118E-05</text:p>
          </table:table-cell>
          <table:table-cell table:formula="of:=[.$B$3]*[.J106]" office:value-type="float" office:value="0.00000335424874720047" calcext:value-type="float">
            <text:p>3.35424874720047E-06</text:p>
          </table:table-cell>
          <table:table-cell table:formula="of:=[.G106]+[.I106]+[.K106]" office:value-type="float" office:value="0.00000526185608963543" calcext:value-type="float">
            <text:p>5.26185608963543E-06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6]+[.C106]" office:value-type="float" office:value="9.89999999999998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6]+[.L106]" office:value-type="float" office:value="2000.000001557" calcext:value-type="float">
            <text:p>2000.000001557</text:p>
          </table:table-cell>
          <table:table-cell table:formula="of:=[.D107]-[.E107]" office:value-type="float" office:value="-0.00000155700013237947" calcext:value-type="float">
            <text:p>-0.000001557</text:p>
          </table:table-cell>
          <table:table-cell table:formula="of:=[.$B$1]*[.F107]" office:value-type="float" office:value="-0.000000155700013237947" calcext:value-type="float">
            <text:p>-1.55700013237947E-07</text:p>
          </table:table-cell>
          <table:table-cell table:formula="of:=([.H106]+[.F107])*[.C107]" office:value-type="float" office:value="-0.000000104462621819702" calcext:value-type="float">
            <text:p>-1.04462621819702E-07</text:p>
          </table:table-cell>
          <table:table-cell table:formula="of:=[.$B$2]*[.H107]" office:value-type="float" office:value="-0.000000313387865459107" calcext:value-type="float">
            <text:p>-3.13387865459107E-07</text:p>
          </table:table-cell>
          <table:table-cell table:formula="of:=([.F107]-[.F106])/[.C107]" office:value-type="float" office:value="-0.0000526185613125563" calcext:value-type="float">
            <text:p>-5.26185613125563E-05</text:p>
          </table:table-cell>
          <table:table-cell table:formula="of:=[.$B$3]*[.J107]" office:value-type="float" office:value="0.00000210474245250225" calcext:value-type="float">
            <text:p>2.10474245250225E-06</text:p>
          </table:table-cell>
          <table:table-cell table:formula="of:=[.G107]+[.I107]+[.K107]" office:value-type="float" office:value="0.0000016356545738052" calcext:value-type="float">
            <text:p>1.6356545738052E-06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7]+[.C107]" office:value-type="float" office:value="9.99999999999998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table:formula="of:=[.E107]+[.L107]" office:value-type="float" office:value="2000.00000319265" calcext:value-type="float">
            <text:p>2000.0000031927</text:p>
          </table:table-cell>
          <table:table-cell table:formula="of:=[.D108]-[.E108]" office:value-type="float" office:value="-0.00000319265473081032" calcext:value-type="float">
            <text:p>-3.19265473081032E-06</text:p>
          </table:table-cell>
          <table:table-cell table:formula="of:=[.$B$1]*[.F108]" office:value-type="float" office:value="-0.000000319265473081032" calcext:value-type="float">
            <text:p>-3.19265473081032E-07</text:p>
          </table:table-cell>
          <table:table-cell table:formula="of:=([.H107]+[.F108])*[.C108]" office:value-type="float" office:value="-0.000000329711735263002" calcext:value-type="float">
            <text:p>-3.29711735263002E-07</text:p>
          </table:table-cell>
          <table:table-cell table:formula="of:=[.$B$2]*[.H108]" office:value-type="float" office:value="-0.000000989135205789006" calcext:value-type="float">
            <text:p>-9.89135205789006E-07</text:p>
          </table:table-cell>
          <table:table-cell table:formula="of:=([.F108]-[.F107])/[.C108]" office:value-type="float" office:value="-0.0000163565459843085" calcext:value-type="float">
            <text:p>-1.63565459843085E-05</text:p>
          </table:table-cell>
          <table:table-cell table:formula="of:=[.$B$3]*[.J108]" office:value-type="float" office:value="0.000000654261839372339" calcext:value-type="float">
            <text:p>6.54261839372339E-07</text:p>
          </table:table-cell>
          <table:table-cell table:formula="of:=[.G108]+[.I108]+[.K108]" office:value-type="float" office:value="-0.000000654138839497699" calcext:value-type="float">
            <text:p>-6.54138839497699E-0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 style:data-style-name="N2" text:time-value="12:15:27.435361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2:08:58.408508004</meta:creation-date>
    <meta:generator>LibreOffice/5.1.6.2$Linux_X86_64 LibreOffice_project/10m0$Build-2</meta:generator>
    <dc:date>2019-09-29T12:52:22.017555722</dc:date>
    <meta:editing-duration>PT16M1S</meta:editing-duration>
    <meta:editing-cycles>3</meta:editing-cycles>
    <meta:document-statistic meta:table-count="1" meta:cell-count="1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Sheet1.D7:Sheet1.E200" chart:data-source-has-labels="row" svg:x="0.32cm" svg:y="0.18cm" svg:width="11.397cm" svg:height="8.64cm">
          <chartooo:coordinate-region svg:x="1.31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00" chart:label-cell-address="Sheet1.D7:Sheet1.D7" chart:class="chart:line">
            <chart:data-point chart:repeated="193"/>
          </chart:series>
          <chart:series chart:style-name="ch7" chart:values-cell-range-address="Sheet1.E8:Sheet1.E200" chart:label-cell-address="Sheet1.E7:Sheet1.E7" chart:class="chart:line">
            <chart:data-point chart:repeated="1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and Signal</text:p>
                <draw:g>
                  <svg:desc>Sheet1.D7:Sheet1.D7</svg:desc>
                </draw:g>
              </table:table-cell>
              <table:table-cell office:value-type="string">
                <text:p>Input Signal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D8:Sheet1.D200</svg:desc>
                </draw:g>
              </table:table-cell>
              <table:table-cell office:value-type="float" office:value="500">
                <text:p>500</text:p>
                <draw:g>
                  <svg:desc>Sheet1.E8:Sheet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6.5">
                <text:p>213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49.3">
                <text:p>224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191.685">
                <text:p>2191.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084.1845">
                <text:p>2084.1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000.9819">
                <text:p>2000.9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964.129705">
                <text:p>1964.129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63.3896485">
                <text:p>1963.3896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978.7791457">
                <text:p>1978.7791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994.625734765">
                <text:p>1994.625734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003.8709469605">
                <text:p>2003.8709469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006.2575680591">
                <text:p>2006.2575680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2004.61675236654">
                <text:p>2004.61675236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2001.9167544103">
                <text:p>2001.9167544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999.91185381942">
                <text:p>1999.91185381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999.07182945857">
                <text:p>1999.07182945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9.10240005654">
                <text:p>1999.10240005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99.50104460193">
                <text:p>1999.50104460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1999.8897502105">
                <text:p>1999.8897502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2000.10726759479">
                <text:p>2000.10726759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1785.15646852678">
                <text:p>1785.15646852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1568.61085356264">
                <text:p>1568.61085356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444.3433013035">
                <text:p>1444.3433013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1413.82013778672">
                <text:p>1413.82013778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1437.44463601705">
                <text:p>1437.44463601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474.63815864393">
                <text:p>1474.63815864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501.80912293075">
                <text:p>1501.80912293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1512.92959658323">
                <text:p>1512.92959658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512.24924743401">
                <text:p>1512.24924743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1506.69385090553">
                <text:p>1506.6938509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1501.38831871939">
                <text:p>1501.38831871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1498.46937950875">
                <text:p>1498.46937950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1497.84826257458">
                <text:p>1497.84826257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498.49985044117">
                <text:p>1498.49985044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499.42903150111">
                <text:p>1499.42903150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715.08094442039">
                <text:p>1715.08094442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931.83164618448">
                <text:p>1931.83164618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2055.99907152017">
                <text:p>2055.99907152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086.33144397123">
                <text:p>2086.33144397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2062.55834631004">
                <text:p>2062.55834631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2025.2984784971">
                <text:p>2025.2984784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98.12566056134">
                <text:p>1998.12566056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987.03236686641">
                <text:p>1987.03236686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1987.74094259543">
                <text:p>1987.74094259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993.31290883823">
                <text:p>1993.31290883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0">
                <text:p>2300</text:p>
              </table:table-cell>
              <table:table-cell office:value-type="float" office:value="2127.62279482113">
                <text:p>2127.62279482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0">
                <text:p>2300</text:p>
              </table:table-cell>
              <table:table-cell office:value-type="float" office:value="2260.4388703228">
                <text:p>2260.4388703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0">
                <text:p>2300</text:p>
              </table:table-cell>
              <table:table-cell office:value-type="float" office:value="2335.57519245341">
                <text:p>2335.57519245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0">
                <text:p>2300</text:p>
              </table:table-cell>
              <table:table-cell office:value-type="float" office:value="2353.20502222051">
                <text:p>2353.20502222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00">
                <text:p>2300</text:p>
              </table:table-cell>
              <table:table-cell office:value-type="float" office:value="2338.08822725517">
                <text:p>2338.08822725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0">
                <text:p>2300</text:p>
              </table:table-cell>
              <table:table-cell office:value-type="float" office:value="2315.12139590195">
                <text:p>2315.12139590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00">
                <text:p>2300</text:p>
              </table:table-cell>
              <table:table-cell office:value-type="float" office:value="2298.57497593573">
                <text:p>2298.5749759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00">
                <text:p>2300</text:p>
              </table:table-cell>
              <table:table-cell office:value-type="float" office:value="2291.94166279147">
                <text:p>2291.94166279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2292.49594766076">
                <text:p>2292.49594766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2295.95946018479">
                <text:p>2295.959460184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2170.21022045472">
                <text:p>2170.21022045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2042.07256650869">
                <text:p>2042.07256650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67.90678472594">
                <text:p>1967.90678472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49.20741176712">
                <text:p>1949.20741176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962.82045969943">
                <text:p>1962.82045969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984.73884882184">
                <text:p>1984.73884882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2000.88618653401">
                <text:p>2000.88618653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2007.57603369981">
                <text:p>2007.57603369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2007.25351215964">
                <text:p>2007.25351215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2003.99901297607">
                <text:p>2003.99901297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2000.85759417706">
                <text:p>2000.85759417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99.11401720383">
                <text:p>1999.11401720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98.73085452942">
                <text:p>1998.73085452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99.10781463141">
                <text:p>1999.10781463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99.65580388211">
                <text:p>1999.65580388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2000.04347669685">
                <text:p>2000.04347669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2000.19456089428">
                <text:p>2000.19456089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2000.17720648965">
                <text:p>2000.17720648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2000.09354893253">
                <text:p>2000.09354893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2000.01676682204">
                <text:p>2000.01676682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99.97595082959">
                <text:p>1999.97595082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1999.96840145417">
                <text:p>1999.968401454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99.97865833278">
                <text:p>1999.9786583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99.99230942854">
                <text:p>1999.99230942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000.00158751318">
                <text:p>2000.00158751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2000.00496860069">
                <text:p>2000.00496860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000.00431645591">
                <text:p>2000.004316455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000.00217824366">
                <text:p>2000.00217824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000.00030709043">
                <text:p>2000.00030709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99.99935598856">
                <text:p>1999.99935598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1999.99921595924">
                <text:p>1999.99921595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999.99949116484">
                <text:p>1999.99949116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1999.99983006247">
                <text:p>1999.99983006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2000.00005138972">
                <text:p>2000.000051389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000.00012624218">
                <text:p>2000.00012624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2000.00010483234">
                <text:p>2000.00010483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2000.00005046281">
                <text:p>2000.00005046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2000.00000499764">
                <text:p>2000.000004997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1999.99998294541">
                <text:p>1999.99998294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  <table:table-cell office:value-type="float" office:value="1999.99998060971">
                <text:p>1999.99998060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">
                <text:p>2000</text:p>
              </table:table-cell>
              <table:table-cell office:value-type="float" office:value="1999.99998790952">
                <text:p>1999.99998790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999.99999629514">
                <text:p>1999.99999629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2000.000001557">
                <text:p>2000.000001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2000.00000319265">
                <text:p>2000.00000319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